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pitch="variable"/>
  </office:font-face-decls>
  <office:automatic-styles>
    <style:style style:name="Tabla8" style:family="table">
      <style:table-properties style:width="17.009cm" fo:margin-left="-0.191cm" fo:margin-top="0cm" fo:margin-bottom="0cm" table:align="left" style:writing-mode="page"/>
    </style:style>
    <style:style style:name="Tabla8.A" style:family="table-column">
      <style:table-column-properties style:column-width="3.78cm"/>
    </style:style>
    <style:style style:name="Tabla8.B" style:family="table-column">
      <style:table-column-properties style:column-width="4.309cm"/>
    </style:style>
    <style:style style:name="Tabla8.C" style:family="table-column">
      <style:table-column-properties style:column-width="3.099cm"/>
    </style:style>
    <style:style style:name="Tabla8.D" style:family="table-column">
      <style:table-column-properties style:column-width="2.494cm"/>
    </style:style>
    <style:style style:name="Tabla8.E" style:family="table-column">
      <style:table-column-properties style:column-width="3.327cm"/>
    </style:style>
    <style:style style:name="Tabla8.1" style:family="table-row">
      <style:table-row-properties style:min-row-height="0.194cm" fo:keep-together="auto"/>
    </style:style>
    <style:style style:name="Tabla8.A1" style:family="table-cell">
      <style:table-cell-properties style:vertical-align="" fo:padding-left="0.191cm" fo:padding-right="0.191cm" fo:padding-top="0cm" fo:padding-bottom="0cm" fo:border="none"/>
    </style:style>
    <style:style style:name="Tabla9" style:family="table">
      <style:table-properties style:width="16.103cm" fo:margin-left="-0.191cm" fo:margin-top="0cm" fo:margin-bottom="0cm" table:align="left" style:writing-mode="page"/>
    </style:style>
    <style:style style:name="Tabla9.A" style:family="table-column">
      <style:table-column-properties style:column-width="3.909cm"/>
    </style:style>
    <style:style style:name="Tabla9.B" style:family="table-column">
      <style:table-column-properties style:column-width="5.503cm"/>
    </style:style>
    <style:style style:name="Tabla9.C" style:family="table-column">
      <style:table-column-properties style:column-width="6.69cm"/>
    </style:style>
    <style:style style:name="Tabla9.1" style:family="table-row">
      <style:table-row-properties style:min-row-height="0.194cm" fo:keep-together="auto"/>
    </style:style>
    <style:style style:name="Tabla9.A1" style:family="table-cell">
      <style:table-cell-properties style:vertical-align="" fo:padding-left="0.191cm" fo:padding-right="0.191cm" fo:padding-top="0cm" fo:padding-bottom="0cm" fo:border="none"/>
    </style:style>
    <style:style style:name="Tabla10" style:family="table">
      <style:table-properties style:width="5.831cm" fo:margin-left="-0.191cm" fo:margin-top="0cm" fo:margin-bottom="0cm" table:align="left" style:writing-mode="page"/>
    </style:style>
    <style:style style:name="Tabla10.A" style:family="table-column">
      <style:table-column-properties style:column-width="2.916cm"/>
    </style:style>
    <style:style style:name="Tabla10.1" style:family="table-row">
      <style:table-row-properties style:min-row-height="0.194cm" fo:keep-together="auto"/>
    </style:style>
    <style:style style:name="Tabla10.A1" style:family="table-cell">
      <style:table-cell-properties style:vertical-align="" fo:padding-left="0.191cm" fo:padding-right="0.191cm" fo:padding-top="0cm" fo:padding-bottom="0cm" fo:border="none"/>
    </style:style>
    <style:style style:name="Tabla11" style:family="table">
      <style:table-properties style:width="6.387cm" fo:margin-left="-0.191cm" fo:margin-top="0cm" fo:margin-bottom="0cm" table:align="left" style:writing-mode="page"/>
    </style:style>
    <style:style style:name="Tabla11.A" style:family="table-column">
      <style:table-column-properties style:column-width="3.288cm"/>
    </style:style>
    <style:style style:name="Tabla11.B" style:family="table-column">
      <style:table-column-properties style:column-width="3.099cm"/>
    </style:style>
    <style:style style:name="Tabla11.1" style:family="table-row">
      <style:table-row-properties style:min-row-height="0.194cm" fo:keep-together="auto"/>
    </style:style>
    <style:style style:name="Tabla11.A1" style:family="table-cell">
      <style:table-cell-properties style:vertical-align="" fo:padding-left="0.191cm" fo:padding-right="0.191cm" fo:padding-top="0cm" fo:padding-bottom="0cm" fo:border="none"/>
    </style:style>
    <style:style style:name="Tabla1" style:family="table">
      <style:table-properties style:width="17.69cm" fo:margin-left="-0.191cm" fo:margin-top="0cm" fo:margin-bottom="0cm" table:align="left" style:writing-mode="page"/>
    </style:style>
    <style:style style:name="Tabla1.A" style:family="table-column">
      <style:table-column-properties style:column-width="6.992cm"/>
    </style:style>
    <style:style style:name="Tabla1.B" style:family="table-column">
      <style:table-column-properties style:column-width="4.99cm"/>
    </style:style>
    <style:style style:name="Tabla1.C" style:family="table-column">
      <style:table-column-properties style:column-width="5.708cm"/>
    </style:style>
    <style:style style:name="Tabla1.1" style:family="table-row">
      <style:table-row-properties style:min-row-height="0.194cm" fo:keep-together="auto"/>
    </style:style>
    <style:style style:name="Tabla1.A1" style:family="table-cell">
      <style:table-cell-properties style:vertical-align="" fo:padding-left="0.191cm" fo:padding-right="0.191cm" fo:padding-top="0cm" fo:padding-bottom="0cm" fo:border="none"/>
    </style:style>
    <style:style style:name="Tabla2" style:family="table">
      <style:table-properties style:width="18.484cm" fo:margin-left="-0.191cm" fo:margin-top="0cm" fo:margin-bottom="0cm" table:align="left" style:writing-mode="page"/>
    </style:style>
    <style:style style:name="Tabla2.A" style:family="table-column">
      <style:table-column-properties style:column-width="1.815cm"/>
    </style:style>
    <style:style style:name="Tabla2.B" style:family="table-column">
      <style:table-column-properties style:column-width="5.366cm"/>
    </style:style>
    <style:style style:name="Tabla2.C" style:family="table-column">
      <style:table-column-properties style:column-width="2.609cm"/>
    </style:style>
    <style:style style:name="Tabla2.D" style:family="table-column">
      <style:table-column-properties style:column-width="2.494cm"/>
    </style:style>
    <style:style style:name="Tabla2.E" style:family="table-column">
      <style:table-column-properties style:column-width="2.646cm"/>
    </style:style>
    <style:style style:name="Tabla2.F" style:family="table-column">
      <style:table-column-properties style:column-width="1.362cm"/>
    </style:style>
    <style:style style:name="Tabla2.G" style:family="table-column">
      <style:table-column-properties style:column-width="2.193cm"/>
    </style:style>
    <style:style style:name="Tabla2.1" style:family="table-row">
      <style:table-row-properties style:min-row-height="0.43cm" fo:keep-together="auto"/>
    </style:style>
    <style:style style:name="Tabla2.A1" style:family="table-cell">
      <style:table-cell-properties style:vertical-align="" fo:padding-left="0.191cm" fo:padding-right="0.191cm" fo:padding-top="0cm" fo:padding-bottom="0cm" fo:border="none"/>
    </style:style>
    <style:style style:name="Tabla2.2" style:family="table-row">
      <style:table-row-properties style:min-row-height="0.194cm" fo:keep-together="auto"/>
    </style:style>
    <style:style style:name="Tabla3" style:family="table">
      <style:table-properties style:width="17.198cm" fo:margin-left="-0.191cm" fo:margin-top="0cm" fo:margin-bottom="0cm" table:align="left" style:writing-mode="page"/>
    </style:style>
    <style:style style:name="Tabla3.A" style:family="table-column">
      <style:table-column-properties style:column-width="2.72cm"/>
    </style:style>
    <style:style style:name="Tabla3.B" style:family="table-column">
      <style:table-column-properties style:column-width="5.784cm"/>
    </style:style>
    <style:style style:name="Tabla3.C" style:family="table-column">
      <style:table-column-properties style:column-width="5.292cm"/>
    </style:style>
    <style:style style:name="Tabla3.D" style:family="table-column">
      <style:table-column-properties style:column-width="3.403cm"/>
    </style:style>
    <style:style style:name="Tabla3.1" style:family="table-row">
      <style:table-row-properties style:min-row-height="0.43cm" fo:keep-together="auto"/>
    </style:style>
    <style:style style:name="Tabla3.A1" style:family="table-cell">
      <style:table-cell-properties style:vertical-align="" fo:padding-left="0.191cm" fo:padding-right="0.191cm" fo:padding-top="0cm" fo:padding-bottom="0cm" fo:border="none"/>
    </style:style>
    <style:style style:name="Tabla3.2" style:family="table-row">
      <style:table-row-properties style:min-row-height="0.194cm" fo:keep-together="auto"/>
    </style:style>
    <style:style style:name="Tabla4" style:family="table">
      <style:table-properties style:width="8.089cm" fo:margin-left="-0.191cm" fo:margin-top="0cm" fo:margin-bottom="0cm" table:align="left" style:writing-mode="page"/>
    </style:style>
    <style:style style:name="Tabla4.A" style:family="table-column">
      <style:table-column-properties style:column-width="4.006cm"/>
    </style:style>
    <style:style style:name="Tabla4.B" style:family="table-column">
      <style:table-column-properties style:column-width="4.083cm"/>
    </style:style>
    <style:style style:name="Tabla4.1" style:family="table-row">
      <style:table-row-properties style:min-row-height="0.194cm" fo:keep-together="auto"/>
    </style:style>
    <style:style style:name="Tabla4.A1" style:family="table-cell">
      <style:table-cell-properties style:vertical-align="" fo:padding-left="0.191cm" fo:padding-right="0.191cm" fo:padding-top="0cm" fo:padding-bottom="0cm" fo:border="none"/>
    </style:style>
    <style:style style:name="Tabla5" style:family="table">
      <style:table-properties style:width="7.107cm" fo:margin-left="-0.191cm" fo:margin-top="0cm" fo:margin-bottom="0cm" table:align="left" style:writing-mode="page"/>
    </style:style>
    <style:style style:name="Tabla5.A" style:family="table-column">
      <style:table-column-properties style:column-width="2.35cm"/>
    </style:style>
    <style:style style:name="Tabla5.B" style:family="table-column">
      <style:table-column-properties style:column-width="4.757cm"/>
    </style:style>
    <style:style style:name="Tabla5.1" style:family="table-row">
      <style:table-row-properties style:min-row-height="0.194cm" fo:keep-together="auto"/>
    </style:style>
    <style:style style:name="Tabla5.A1" style:family="table-cell">
      <style:table-cell-properties style:vertical-align="" fo:padding-left="0.191cm" fo:padding-right="0.191cm" fo:padding-top="0cm" fo:padding-bottom="0cm" fo:border="none"/>
    </style:style>
    <style:style style:name="Tabla6" style:family="table">
      <style:table-properties style:width="11.845cm" fo:margin-left="-0.191cm" fo:margin-top="0cm" fo:margin-bottom="0cm" table:align="left" style:writing-mode="page"/>
    </style:style>
    <style:style style:name="Tabla6.A" style:family="table-column">
      <style:table-column-properties style:column-width="2.369cm"/>
    </style:style>
    <style:style style:name="Tabla6.1" style:family="table-row">
      <style:table-row-properties style:min-row-height="0.194cm" fo:keep-together="auto"/>
    </style:style>
    <style:style style:name="Tabla6.A1" style:family="table-cell">
      <style:table-cell-properties style:vertical-align="" fo:padding-left="0.191cm" fo:padding-right="0.191cm" fo:padding-top="0cm" fo:padding-bottom="0cm" fo:border="none"/>
    </style:style>
    <style:style style:name="Tabla7" style:family="table">
      <style:table-properties style:width="17.992cm" fo:margin-left="-0.191cm" fo:margin-top="0cm" fo:margin-bottom="0cm" table:align="left" style:writing-mode="page"/>
    </style:style>
    <style:style style:name="Tabla7.A" style:family="table-column">
      <style:table-column-properties style:column-width="2.108cm"/>
    </style:style>
    <style:style style:name="Tabla7.B" style:family="table-column">
      <style:table-column-properties style:column-width="2.882cm"/>
    </style:style>
    <style:style style:name="Tabla7.C" style:family="table-column">
      <style:table-column-properties style:column-width="4.195cm"/>
    </style:style>
    <style:style style:name="Tabla7.D" style:family="table-column">
      <style:table-column-properties style:column-width="3.403cm"/>
    </style:style>
    <style:style style:name="Tabla7.E" style:family="table-column">
      <style:table-column-properties style:column-width="2.002cm"/>
    </style:style>
    <style:style style:name="Tabla7.F" style:family="table-column">
      <style:table-column-properties style:column-width="0.115cm"/>
    </style:style>
    <style:style style:name="Tabla7.G" style:family="table-column">
      <style:table-column-properties style:column-width="3.288cm"/>
    </style:style>
    <style:style style:name="Tabla7.1" style:family="table-row">
      <style:table-row-properties style:min-row-height="0.194cm" fo:keep-together="auto"/>
    </style:style>
    <style:style style:name="Tabla7.A1" style:family="table-cell">
      <style:table-cell-properties style:vertical-align="" fo:padding-left="0.191cm" fo:padding-right="0.191cm" fo:padding-top="0cm" fo:padding-bottom="0cm" fo:border="none"/>
    </style:style>
    <style:style style:name="P1" style:family="paragraph" style:parent-style-name="Default">
      <style:paragraph-properties fo:text-align="start" style:justify-single-word="false"/>
    </style:style>
    <style:style style:name="P2" style:family="paragraph" style:parent-style-name="Default">
      <style:text-properties officeooo:paragraph-rsid="000a288b"/>
    </style:style>
    <style:style style:name="P3" style:family="paragraph" style:parent-style-name="Default" style:list-style-name="L1">
      <style:text-properties officeooo:paragraph-rsid="000a288b"/>
    </style:style>
    <style:style style:name="P4" style:family="paragraph" style:parent-style-name="Default">
      <style:paragraph-properties>
        <style:tab-stops/>
      </style:paragraph-properties>
      <style:text-properties officeooo:paragraph-rsid="000a288b"/>
    </style:style>
    <style:style style:name="P5" style:family="paragraph" style:parent-style-name="Default">
      <style:paragraph-properties fo:text-align="start" style:justify-single-word="false">
        <style:tab-stops/>
      </style:paragraph-properties>
      <style:text-properties fo:font-size="11pt" officeooo:paragraph-rsid="000a288b" style:font-size-asian="11pt"/>
    </style:style>
    <style:style style:name="P6" style:family="paragraph" style:parent-style-name="Default">
      <style:paragraph-properties fo:text-align="start" style:justify-single-word="false"/>
      <style:text-properties style:text-line-through-style="none" style:text-line-through-type="none" fo:font-size="11pt" style:text-underline-style="none" officeooo:paragraph-rsid="000a288b" style:font-size-asian="11pt"/>
    </style:style>
    <style:style style:name="P7" style:family="paragraph" style:parent-style-name="Preformatted_20_Text">
      <style:text-properties fo:font-variant="normal" fo:text-transform="none" fo:color="#000000" loext:opacity="100%" fo:letter-spacing="normal" fo:font-style="normal" fo:font-weight="normal" officeooo:paragraph-rsid="000a288b"/>
    </style:style>
    <style:style style:name="P8" style:family="paragraph" style:parent-style-name="Preformatted_20_Text">
      <style:paragraph-properties fo:orphans="2" fo:widows="2" fo:text-indent="0cm" style:auto-text-indent="false"/>
      <style:text-properties fo:font-variant="normal" fo:text-transform="none" fo:color="#2a6099" loext:opacity="100%" fo:font-size="12pt" fo:letter-spacing="normal" fo:font-style="normal" fo:font-weight="bold" officeooo:paragraph-rsid="000a288b" style:font-size-asian="12pt" style:font-weight-asian="bold" style:font-size-complex="12pt" style:font-weight-complex="bold"/>
    </style:style>
    <style:style style:name="P9" style:family="paragraph" style:parent-style-name="Preformatted_20_Text">
      <style:paragraph-properties fo:orphans="2" fo:widows="2" fo:text-indent="0cm" style:auto-text-indent="false"/>
      <style:text-properties fo:font-variant="normal" fo:text-transform="none" fo:color="#2a6099" loext:opacity="100%" fo:font-size="12pt" fo:letter-spacing="normal" fo:font-weight="bold" officeooo:paragraph-rsid="000a288b" style:font-size-asian="12pt" style:font-weight-asian="bold" style:font-size-complex="12pt" style:font-weight-complex="bold"/>
    </style:style>
    <style:style style:name="P10" style:family="paragraph" style:parent-style-name="Preformatted_20_Text">
      <style:paragraph-properties fo:orphans="2" fo:widows="2" fo:text-indent="0cm" style:auto-text-indent="false"/>
      <style:text-properties officeooo:paragraph-rsid="000a288b"/>
    </style:style>
    <style:style style:name="P11" style:family="paragraph" style:parent-style-name="Default">
      <style:paragraph-properties fo:orphans="2" fo:widows="2" fo:text-indent="0cm" style:auto-text-indent="false"/>
      <style:text-properties officeooo:paragraph-rsid="000a288b"/>
    </style:style>
    <style:style style:name="P12" style:family="paragraph" style:parent-style-name="Default">
      <style:paragraph-properties fo:text-align="start" style:justify-single-word="false"/>
      <style:text-properties fo:font-variant="normal" fo:text-transform="none" fo:color="#000000" loext:opacity="100%" fo:letter-spacing="normal" fo:font-style="normal" fo:font-weight="normal" officeooo:paragraph-rsid="000a288b"/>
    </style:style>
    <style:style style:name="P13" style:family="paragraph" style:parent-style-name="Preformatted_20_Text">
      <style:paragraph-properties fo:orphans="2" fo:widows="2" fo:text-indent="0cm" style:auto-text-indent="false"/>
      <style:text-properties fo:font-variant="normal" fo:text-transform="none" fo:color="#000000" loext:opacity="100%" fo:letter-spacing="normal" fo:font-style="normal" fo:font-weight="normal" officeooo:paragraph-rsid="000a288b"/>
    </style:style>
    <style:style style:name="P14" style:family="paragraph" style:parent-style-name="Default">
      <style:paragraph-properties fo:orphans="2" fo:widows="2" fo:text-indent="0cm" style:auto-text-indent="false"/>
      <style:text-properties fo:font-variant="normal" fo:text-transform="none" fo:color="#000000" loext:opacity="100%" fo:letter-spacing="normal" officeooo:paragraph-rsid="000a288b"/>
    </style:style>
    <style:style style:name="P15" style:family="paragraph" style:parent-style-name="Preformatted_20_Text">
      <style:paragraph-properties fo:orphans="2" fo:widows="2" fo:text-indent="0cm" style:auto-text-indent="false"/>
      <style:text-properties fo:color="#2a6099" loext:opacity="100%" fo:font-size="12pt" fo:font-weight="bold" officeooo:paragraph-rsid="000a288b" style:font-size-asian="12pt" style:font-weight-asian="bold" style:font-size-complex="12pt" style:font-weight-complex="bold"/>
    </style:style>
    <style:style style:name="P16" style:family="paragraph" style:parent-style-name="Default">
      <style:paragraph-properties fo:text-align="start" style:justify-single-word="false" fo:orphans="2" fo:widows="2" fo:text-indent="0cm" style:auto-text-indent="false"/>
      <style:text-properties fo:font-variant="normal" fo:text-transform="none" fo:color="#000000" loext:opacity="100%" fo:letter-spacing="normal" fo:font-style="normal" fo:font-weight="normal" officeooo:paragraph-rsid="000a288b"/>
    </style:style>
    <style:style style:name="P17" style:family="paragraph" style:parent-style-name="Default">
      <style:paragraph-properties fo:orphans="2" fo:widows="2" fo:text-indent="0cm" style:auto-text-indent="false"/>
      <style:text-properties fo:font-variant="normal" fo:text-transform="none" style:use-window-font-color="true" loext:opacity="0%" fo:font-size="12pt" fo:letter-spacing="normal" fo:font-style="normal" fo:font-weight="bold" officeooo:paragraph-rsid="000a288b" style:font-size-asian="12pt" style:font-weight-asian="bold" style:font-size-complex="12pt" style:font-weight-complex="bold"/>
    </style:style>
    <style:style style:name="P18" style:family="paragraph" style:parent-style-name="Default">
      <style:paragraph-properties fo:text-align="start" style:justify-single-word="false"/>
      <style:text-properties officeooo:paragraph-rsid="000a288b"/>
    </style:style>
    <style:style style:name="P19" style:family="paragraph" style:parent-style-name="Default">
      <style:paragraph-properties fo:orphans="2" fo:widows="2" fo:text-indent="0cm" style:auto-text-indent="false"/>
      <style:text-properties fo:font-variant="normal" fo:text-transform="none" fo:color="#2a6099" loext:opacity="100%" fo:font-size="12pt" fo:letter-spacing="normal" fo:font-style="normal" fo:font-weight="bold" officeooo:paragraph-rsid="000a288b" style:font-size-asian="12pt" style:font-weight-asian="bold" style:font-size-complex="12pt" style:font-weight-complex="bold"/>
    </style:style>
    <style:style style:name="P20"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2a6099" loext:opacity="100%" fo:font-size="12pt" fo:letter-spacing="normal" fo:font-style="normal" fo:font-weight="bold" officeooo:paragraph-rsid="000a288b" style:font-size-asian="12pt" style:font-weight-asian="bold" style:font-size-complex="12pt" style:font-weight-complex="bold"/>
    </style:style>
    <style:style style:name="P21" style:family="paragraph" style:parent-style-name="Default">
      <style:text-properties fo:color="#2a6099" loext:opacity="100%" fo:font-size="12pt" fo:font-weight="bold" officeooo:paragraph-rsid="000a288b" style:font-size-asian="12pt" style:font-weight-asian="bold" style:font-size-complex="12pt" style:font-weight-complex="bold"/>
    </style:style>
    <style:style style:name="P22" style:family="paragraph" style:parent-style-name="Default">
      <style:paragraph-properties fo:text-align="start" style:justify-single-word="false">
        <style:tab-stops/>
      </style:paragraph-properties>
    </style:style>
    <style:style style:name="P23" style:family="paragraph" style:parent-style-name="Default">
      <style:paragraph-properties fo:text-align="start" style:justify-single-word="false"/>
      <style:text-properties style:text-line-through-style="none" style:text-line-through-type="none" fo:font-size="11pt" style:text-underline-style="none" style:font-size-asian="11pt"/>
    </style:style>
    <style:style style:name="P24" style:family="paragraph" style:parent-style-name="Preformatted_20_Text">
      <style:paragraph-properties fo:text-align="start" style:justify-single-word="false"/>
      <style:text-properties fo:font-variant="normal" fo:text-transform="none" fo:color="#2a6099" loext:opacity="100%" fo:font-size="12pt" fo:letter-spacing="normal" fo:font-style="normal" fo:font-weight="bold" style:font-size-asian="12pt" style:font-weight-asian="bold" style:font-size-complex="12pt" style:font-weight-complex="bold"/>
    </style:style>
    <style:style style:name="P25" style:family="paragraph" style:parent-style-name="Preformatted_20_Text">
      <style:paragraph-properties fo:orphans="2" fo:widows="2" fo:text-indent="0cm" style:auto-text-indent="false"/>
      <style:text-properties fo:font-variant="normal" fo:text-transform="none" fo:color="#2a6099" loext:opacity="100%" fo:font-size="12pt" fo:letter-spacing="normal" fo:font-weight="bold" style:font-size-asian="12pt" style:font-weight-asian="bold" style:font-size-complex="12pt" style:font-weight-complex="bold"/>
    </style:style>
    <style:style style:name="P26" style:family="paragraph" style:parent-style-name="Preformatted_20_Text">
      <style:paragraph-properties fo:orphans="2" fo:widows="2" fo:text-indent="0cm" style:auto-text-indent="false"/>
      <style:text-properties fo:font-variant="normal" fo:text-transform="none" fo:color="#2a6099" loext:opacity="100%" fo:font-size="12pt" fo:letter-spacing="normal" fo:font-style="normal" fo:font-weight="bold" style:font-size-asian="12pt" style:font-weight-asian="bold" style:font-size-complex="12pt" style:font-weight-complex="bold"/>
    </style:style>
    <style:style style:name="P27" style:family="paragraph" style:parent-style-name="Preformatted_20_Text">
      <style:paragraph-properties fo:margin-top="0cm" fo:margin-bottom="0.499cm" style:contextual-spacing="false" fo:orphans="2" fo:widows="2" fo:text-indent="0cm" style:auto-text-indent="false"/>
      <style:text-properties fo:color="#2a6099" loext:opacity="100%"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style>
    <style:style style:name="P29" style:family="paragraph" style:parent-style-name="Preformatted_20_Text">
      <style:paragraph-properties fo:text-align="start" style:justify-single-word="false"/>
      <style:text-properties fo:font-variant="normal" fo:text-transform="none" fo:color="#2a6099" loext:opacity="100%" style:text-line-through-style="none" style:text-line-through-type="none" fo:font-size="12pt" fo:letter-spacing="normal" fo:font-style="normal" style:text-underline-style="none" fo:font-weight="bold" style:font-size-asian="12pt" style:font-weight-asian="bold" style:font-size-complex="12pt" style:font-weight-complex="bold"/>
    </style:style>
    <style:style style:name="P30"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2a6099" loext:opacity="100%" fo:font-size="12pt" fo:letter-spacing="normal" fo:font-weight="bold" style:font-size-asian="12pt" style:font-weight-asian="bold" style:font-size-complex="12pt" style:font-weight-complex="bold"/>
    </style:style>
    <style:style style:name="P31" style:family="paragraph" style:parent-style-name="Default">
      <style:paragraph-properties fo:text-align="start" style:justify-single-word="false"/>
      <style:text-properties fo:color="#2a6099" loext:opacity="100%" style:text-line-through-style="none" style:text-line-through-type="none" fo:font-size="12pt" style:text-underline-style="none" fo:font-weight="bold" style:font-size-asian="12pt" style:font-weight-asian="bold" style:font-size-complex="12pt" style:font-weight-complex="bold"/>
    </style:style>
    <style:style style:name="P32" style:family="paragraph" style:parent-style-name="Default">
      <style:paragraph-properties fo:text-align="start" style:justify-single-word="false"/>
      <style:text-properties fo:color="#2a6099" loext:opacity="100%" fo:font-size="12pt" fo:font-weight="bold" style:font-size-asian="12pt" style:font-weight-asian="bold" style:font-size-complex="12pt" style:font-weight-complex="bold"/>
    </style:style>
    <style:style style:name="P33" style:family="paragraph" style:parent-style-name="Preformatted_20_Text">
      <style:paragraph-properties fo:orphans="2" fo:widows="2" fo:text-indent="0cm" style:auto-text-indent="false"/>
      <style:text-properties fo:color="#2a6099" loext:opacity="100%" fo:font-size="12pt" fo:font-weight="bold" style:font-size-asian="12pt" style:font-weight-asian="bold" style:font-size-complex="12pt" style:font-weight-complex="bold"/>
    </style:style>
    <style:style style:name="P34"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2a6099" loext:opacity="100%" fo:font-size="12pt" fo:letter-spacing="normal" fo:font-style="normal" fo:font-weight="bold" style:font-size-asian="12pt" style:font-weight-asian="bold" style:font-size-complex="12pt" style:font-weight-complex="bold"/>
    </style:style>
    <style:style style:name="P35" style:family="paragraph" style:parent-style-name="Preformatted_20_Text">
      <style:paragraph-properties fo:margin-top="0cm" fo:margin-bottom="0.499cm" style:contextual-spacing="false" fo:orphans="2" fo:widows="2" fo:text-indent="0cm" style:auto-text-indent="false"/>
      <style:text-properties fo:font-variant="normal" fo:text-transform="none" fo:color="#2a6099" loext:opacity="100%" fo:letter-spacing="normal" fo:font-weight="bold" officeooo:paragraph-rsid="0009be91" style:font-weight-asian="bold" style:font-weight-complex="bold"/>
    </style:style>
    <style:style style:name="P36" style:family="paragraph" style:parent-style-name="Default">
      <style:paragraph-properties fo:text-align="start" style:justify-single-word="false"/>
      <style:text-properties officeooo:paragraph-rsid="0009be91"/>
    </style:style>
    <style:style style:name="P37" style:family="paragraph" style:parent-style-name="Preformatted_20_Text">
      <style:paragraph-properties fo:orphans="2" fo:widows="2" fo:text-indent="0cm" style:auto-text-indent="false"/>
      <style:text-properties fo:font-variant="normal" fo:text-transform="none" fo:color="#2a6099" loext:opacity="100%" fo:letter-spacing="normal" fo:font-weight="bold" style:font-weight-asian="bold" style:font-weight-complex="bold"/>
    </style:style>
    <style:style style:name="P38" style:family="paragraph" style:parent-style-name="Preformatted_20_Text">
      <style:paragraph-properties fo:orphans="2" fo:widows="2" fo:text-indent="0cm" style:auto-text-indent="false"/>
      <style:text-properties fo:font-variant="normal" fo:text-transform="none" fo:color="#2a6099" loext:opacity="100%" fo:letter-spacing="normal" fo:font-style="normal" fo:font-weight="bold" style:font-weight-asian="bold" style:font-weight-complex="bold"/>
    </style:style>
    <style:style style:name="P39" style:family="paragraph" style:parent-style-name="Default">
      <style:paragraph-properties fo:text-align="start" style:justify-single-word="false">
        <style:tab-stops/>
      </style:paragraph-properties>
      <style:text-properties officeooo:paragraph-rsid="00082807"/>
    </style:style>
    <style:style style:name="T1" style:family="text">
      <style:text-properties style:text-line-through-style="none" style:text-line-through-type="none" fo:font-size="11.5pt" style:text-underline-style="none" fo:font-weight="normal" style:font-size-asian="11.5pt" style:font-weight-asian="normal"/>
    </style:style>
    <style:style style:name="T2" style:family="text">
      <style:text-properties fo:font-size="11.5pt" fo:font-weight="bold" style:font-size-asian="11.5pt" style:font-weight-asian="bold"/>
    </style:style>
    <style:style style:name="T3" style:family="text">
      <style:text-properties fo:font-size="11.5pt" fo:font-weight="normal" style:font-size-asian="11.5pt" style:font-weight-asian="normal"/>
    </style:style>
    <style:style style:name="T4" style:family="text">
      <style:text-properties fo:font-size="11pt" style:font-size-asian="11pt"/>
    </style:style>
    <style:style style:name="T5" style:family="text">
      <style:text-properties style:text-line-through-style="none" style:text-line-through-type="none" fo:font-size="11pt" style:text-underline-style="none" style:font-size-asian="11pt"/>
    </style:style>
    <style:style style:name="T6" style:family="text">
      <style:text-properties fo:font-size="11.5pt" style:font-size-asian="11.5pt"/>
    </style:style>
    <style:style style:name="T7" style:family="text">
      <style:text-properties fo:font-style="normal"/>
    </style:style>
    <style:style style:name="T8" style:family="text">
      <style:text-properties fo:font-style="normal" fo:font-weight="normal"/>
    </style:style>
    <style:style style:name="T9"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0" style:family="text">
      <style:text-properties fo:font-size="11.5pt" fo:font-style="italic" fo:font-weight="normal" style:font-size-asian="11.5pt" style:font-style-asian="italic" style:font-weight-asian="normal"/>
    </style:style>
    <style:style style:name="T11" style:family="text">
      <style:text-properties fo:font-size="11.5pt" fo:font-style="normal" fo:font-weight="normal" style:font-size-asian="11.5pt" style:font-style-asian="normal" style:font-weight-asian="normal"/>
    </style:style>
    <style:style style:name="T12" style:family="text">
      <style:text-properties fo:font-size="11.5pt" fo:font-style="normal" fo:font-weight="normal" style:font-size-asian="11.5pt" style:font-weight-asian="normal"/>
    </style:style>
    <style:style style:name="T13" style:family="text">
      <style:text-properties fo:font-variant="normal" fo:text-transform="none" fo:letter-spacing="normal" fo:font-style="normal"/>
    </style:style>
    <style:style style:name="T14" style:family="text">
      <style:text-properties fo:font-size="11.5pt" style:font-size-asian="11.5pt" style:font-weight-asian="normal"/>
    </style:style>
    <style:style style:name="T15" style:family="text">
      <style:text-properties fo:font-variant="normal" fo:text-transform="none" fo:color="#2a6099" loext:opacity="100%" fo:font-size="12pt" fo:letter-spacing="normal" fo:font-weight="bold" style:font-size-asian="12pt" style:font-weight-asian="bold" style:font-size-complex="12pt" style:font-weight-complex="bold"/>
    </style:style>
    <style:style style:name="T16" style:family="text">
      <style:text-properties fo:font-variant="normal" fo:text-transform="none" fo:color="#2a6099" loext:opacity="100%" fo:font-size="12pt" fo:letter-spacing="normal" fo:font-style="normal" fo:font-weight="bold" style:font-size-asian="12pt" style:font-weight-asian="bold" style:font-size-complex="12pt" style:font-weight-complex="bold"/>
    </style:style>
    <style:style style:name="T17" style:family="text">
      <style:text-properties style:text-line-through-style="none" style:text-line-through-type="none" fo:font-size="11.5pt" style:text-underline-style="none" style:font-size-asian="11.5pt"/>
    </style:style>
    <style:style style:name="T18" style:family="text">
      <style:text-properties fo:font-variant="normal" fo:text-transform="none" fo:letter-spacing="normal"/>
    </style:style>
    <style:style style:name="T19" style:family="text">
      <style:text-properties fo:font-size="11pt" fo:font-weight="normal" style:font-size-asian="11pt" style:font-weight-asian="normal"/>
    </style:style>
    <style:style style:name="T20" style:family="text">
      <style:text-properties style:text-line-through-style="none" style:text-line-through-type="none" style:text-underline-style="none"/>
    </style:style>
    <style:style style:name="T21" style:family="text">
      <style:text-properties style:text-line-through-style="none" style:text-line-through-type="none" fo:font-size="11.5pt" style:text-underline-style="none" fo:font-weight="bold" style:font-size-asian="11.5pt" style:font-weight-asian="bold"/>
    </style:style>
    <style:style style:name="T22" style:family="text">
      <style:text-properties fo:font-size="12pt" style:font-size-asian="12pt" style:font-size-complex="12pt"/>
    </style:style>
    <style:style style:name="T23" style:family="text">
      <style:text-properties fo:font-size="12pt" fo:font-style="normal" style:font-size-asian="12pt" style:font-size-complex="12pt"/>
    </style:style>
    <style:style style:name="T24" style:family="text">
      <style:text-properties style:text-line-through-style="none" style:text-line-through-type="none" fo:font-size="11.5pt" fo:font-style="normal" style:text-underline-style="none" style:font-size-asian="11.5pt"/>
    </style:style>
    <style:style style:name="T25" style:family="text">
      <style:text-properties style:text-line-through-style="none" style:text-line-through-type="none" fo:font-size="11pt" style:text-underline-style="none" fo:font-weight="normal" style:font-size-asian="11pt" style:font-weight-asian="normal"/>
    </style:style>
    <style:style style:name="T26" style:family="text">
      <style:text-properties style:text-line-through-style="none" style:text-line-through-type="none" fo:font-style="normal" style:text-underline-styl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p>
      <text:p text:style-name="P1" loext:marker-style-name="T1"><text:span text:style-name="T2"/></text:p>
      <text:p text:style-name="P1" loext:marker-style-name="T1"><text:span text:style-name="T2"/></text:p>
      <text:p text:style-name="P2"/>
      <text:p text:style-name="P2" loext:marker-style-name="T1"><text:s/><text:span text:style-name="T2">EJERCICIOS LENGUAJEMANIPULACIÓN DE DATOS </text:span></text:p>
      <text:p text:style-name="P2"><text:span text:style-name="T2"/></text:p>
      <text:list text:style-name="L1">
        <text:list-item>
          <text:p text:style-name="P3" loext:marker-style-name="T1"><text:span text:style-name="T2">1 </text:span><text:span text:style-name="T3">– Sobre la base de datos “campeonato_ajedrez”, creada en el boletín anterior (apartado a), realiza las siguientes operaciones: </text:span></text:p>
        </text:list-item>
      </text:list>
      <text:p text:style-name="P2"><text:span text:style-name="T2"/></text:p>
      <text:p text:style-name="P2" loext:marker-style-name="T1"><text:s/><text:span text:style-name="T2">a) </text:span><text:span text:style-name="T3">Inserta, desde el asistente gráfico de MySQLWorkbench, los siguientes registros para la tabla hotel: </text:span></text:p>
      <text:p text:style-name="P2"><text:span text:style-name="T3"/></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4"><text:s/><text:span text:style-name="T4">nome </text:span></text:p>
          </table:table-cell>
          <table:table-cell table:style-name="Tabla8.A1" office:value-type="string">
            <text:p text:style-name="P5">calle </text:p>
          </table:table-cell>
          <table:table-cell table:style-name="Tabla8.A1" office:value-type="string">
            <text:p text:style-name="P5">número </text:p>
          </table:table-cell>
          <table:table-cell table:style-name="Tabla8.A1" office:value-type="string">
            <text:p text:style-name="P5">CP </text:p>
          </table:table-cell>
          <table:table-cell table:style-name="Tabla8.A1" office:value-type="string">
            <text:p text:style-name="P5">localidade </text:p>
          </table:table-cell>
        </table:table-row>
        <table:table-row table:style-name="Tabla8.1">
          <table:table-cell table:style-name="Tabla8.A1" office:value-type="string">
            <text:p text:style-name="P5">Hotel Rey </text:p>
          </table:table-cell>
          <table:table-cell table:style-name="Tabla8.A1" office:value-type="string">
            <text:p text:style-name="P5">Avda. Principal </text:p>
          </table:table-cell>
          <table:table-cell table:style-name="Tabla8.A1" office:value-type="string">
            <text:p text:style-name="P5">5 </text:p>
          </table:table-cell>
          <table:table-cell table:style-name="Tabla8.A1" office:value-type="string">
            <text:p text:style-name="P5">35700 </text:p>
          </table:table-cell>
          <table:table-cell table:style-name="Tabla8.A1" office:value-type="string">
            <text:p text:style-name="P5">A Coruña </text:p>
          </table:table-cell>
        </table:table-row>
        <table:table-row table:style-name="Tabla8.1">
          <table:table-cell table:style-name="Tabla8.A1" office:value-type="string">
            <text:p text:style-name="P5">Hotel Pazo Verde </text:p>
          </table:table-cell>
          <table:table-cell table:style-name="Tabla8.A1" office:value-type="string">
            <text:p text:style-name="P5">Plaza de España </text:p>
          </table:table-cell>
          <table:table-cell table:style-name="Tabla8.A1" office:value-type="string">
            <text:p text:style-name="P5">18 </text:p>
          </table:table-cell>
          <table:table-cell table:style-name="Tabla8.A1" office:value-type="string">
            <text:p text:style-name="P5">35700 </text:p>
          </table:table-cell>
          <table:table-cell table:style-name="Tabla8.A1" office:value-type="string">
            <text:p text:style-name="P5">A Coruña </text:p>
          </table:table-cell>
        </table:table-row>
        <table:table-row table:style-name="Tabla8.1">
          <table:table-cell table:style-name="Tabla8.A1" office:value-type="string">
            <text:p text:style-name="P5">Hotel Sta. María </text:p>
          </table:table-cell>
          <table:table-cell table:style-name="Tabla8.A1" office:value-type="string">
            <text:p text:style-name="P5">c) Progreso </text:p>
          </table:table-cell>
          <table:table-cell table:style-name="Tabla8.A1" office:value-type="string">
            <text:p text:style-name="P5">114 </text:p>
          </table:table-cell>
          <table:table-cell table:style-name="Tabla8.A1" office:value-type="string">
            <text:p text:style-name="P5">35700 </text:p>
          </table:table-cell>
          <table:table-cell table:style-name="Tabla8.A1" office:value-type="string">
            <text:p text:style-name="P5">A Coruña </text:p>
          </table:table-cell>
        </table:table-row>
      </table:table>
      <text:p text:style-name="P6" loext:marker-style-name="T5"/>
      <text:p text:style-name="P2" loext:marker-style-name="T1"><text:s/><text:span text:style-name="T6">Crea también las sentencias en SQL para realizar dicha inserción. </text:span></text:p>
      <text:p text:style-name="P7" loext:marker-style-name="T1"><text:span text:style-name="T6">* a */</text:span></text:p>
      <text:p text:style-name="P8">insert into hotel(nome, calle, numero, cp, localidade)</text:p>
      <text:p text:style-name="P9"><text:s text:c="8"/><text:span text:style-name="T7">values('Hotel Rey', 'Avda. Principal', 5, 35700, 'A Coru�a');</text:span></text:p>
      <text:p text:style-name="P8">insert into hotel(nome, calle, numero, cp, localidade)</text:p>
      <text:p text:style-name="P9"><text:s text:c="8"/><text:span text:style-name="T7">values('Hotel Pazo Verde', 'Plaza de Espa�a', 18, 35700, 'A Coru�a');</text:span></text:p>
      <text:p text:style-name="P8">insert into hotel(nome, calle, numero, cp, localidade)</text:p>
      <text:p text:style-name="P9"><text:s text:c="8"/><text:span text:style-name="T7">values('Hotel Sta. Mar�a', 'c) Progreso', 114, 35700, 'A Coru�a');</text:span></text:p>
      <text:p text:style-name="P10"/>
      <text:p text:style-name="P10"/>
      <text:p text:style-name="P2"/>
      <text:p text:style-name="P11" loext:marker-style-name="T1"><text:s/><text:span text:style-name="T2">b) </text:span><text:span text:style-name="T3">Para la tabla participante, realiza en SQL las cláusulas para realizar las siguientes inserciones de información: </text:span></text:p>
      <text:p text:style-name="P2"><text:span text:style-name="T3"/></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text:s/><text:span text:style-name="T4">DNI </text:span></text:p>
          </table:table-cell>
          <table:table-cell table:style-name="Tabla9.A1" office:value-type="string">
            <text:p text:style-name="P5">Nome </text:p>
          </table:table-cell>
          <table:table-cell table:style-name="Tabla9.A1" office:value-type="string">
            <text:p text:style-name="P5">Nome_hotel </text:p>
          </table:table-cell>
        </table:table-row>
        <table:table-row table:style-name="Tabla9.1">
          <table:table-cell table:style-name="Tabla9.A1" office:value-type="string">
            <text:p text:style-name="P5">12345678Z </text:p>
          </table:table-cell>
          <table:table-cell table:style-name="Tabla9.A1" office:value-type="string">
            <text:p text:style-name="P5">Antonio Rodríguez Pérez </text:p>
          </table:table-cell>
          <table:table-cell table:style-name="Tabla9.A1" office:value-type="string">
            <text:p text:style-name="P5">Hotel Rey </text:p>
          </table:table-cell>
        </table:table-row>
        <table:table-row table:style-name="Tabla9.1">
          <table:table-cell table:style-name="Tabla9.A1" office:value-type="string">
            <text:p text:style-name="P5">11111111B </text:p>
          </table:table-cell>
          <table:table-cell table:style-name="Tabla9.A1" office:value-type="string">
            <text:p text:style-name="P5">María García López </text:p>
          </table:table-cell>
          <table:table-cell table:style-name="Tabla9.A1" office:value-type="string">
            <text:p text:style-name="P5">Hotel Rey </text:p>
          </table:table-cell>
        </table:table-row>
        <table:table-row table:style-name="Tabla9.1">
          <table:table-cell table:style-name="Tabla9.A1" office:value-type="string">
            <text:p text:style-name="P5">22222222C </text:p>
          </table:table-cell>
          <table:table-cell table:style-name="Tabla9.A1" office:value-type="string">
            <text:p text:style-name="P5">Marcos Veiga López </text:p>
          </table:table-cell>
          <table:table-cell table:style-name="Tabla9.A1" office:value-type="string">
            <text:p text:style-name="P5">Hotel Pazo Verde </text:p>
          </table:table-cell>
        </table:table-row>
        <table:table-row table:style-name="Tabla9.1">
          <table:table-cell table:style-name="Tabla9.A1" office:value-type="string">
            <text:p text:style-name="P5">33333333B </text:p>
          </table:table-cell>
          <table:table-cell table:style-name="Tabla9.A1" office:value-type="string">
            <text:p text:style-name="P5">María Estévez Ramos </text:p>
          </table:table-cell>
          <table:table-cell table:style-name="Tabla9.A1" office:value-type="string">
            <text:p text:style-name="P5">Hotel Pazo Verde </text:p>
          </table:table-cell>
        </table:table-row>
        <table:table-row table:style-name="Tabla9.1">
          <table:table-cell table:style-name="Tabla9.A1" office:value-type="string">
            <text:p text:style-name="P5">44444444E </text:p>
          </table:table-cell>
          <table:table-cell table:style-name="Tabla9.A1" office:value-type="string">
            <text:p text:style-name="P5">Javier Rodríguez Cabana </text:p>
          </table:table-cell>
          <table:table-cell table:style-name="Tabla9.A1" office:value-type="string">
            <text:p text:style-name="P5">Hotel Sta. María </text:p>
          </table:table-cell>
        </table:table-row>
        <table:table-row table:style-name="Tabla9.1">
          <table:table-cell table:style-name="Tabla9.A1" office:value-type="string">
            <text:p text:style-name="P5">55555555T </text:p>
          </table:table-cell>
          <table:table-cell table:style-name="Tabla9.A1" office:value-type="string">
            <text:p text:style-name="P5">Lucía Graña Gómez </text:p>
          </table:table-cell>
          <table:table-cell table:style-name="Tabla9.A1" office:value-type="string">
            <text:p text:style-name="P5">Hotel Sta. María </text:p>
          </table:table-cell>
        </table:table-row>
        <table:table-row table:style-name="Tabla9.1">
          <table:table-cell table:style-name="Tabla9.A1" office:value-type="string">
            <text:p text:style-name="P5">66666666N </text:p>
          </table:table-cell>
          <table:table-cell table:style-name="Tabla9.A1" office:value-type="string">
            <text:p text:style-name="P5">Borja Valle Estévez </text:p>
          </table:table-cell>
          <table:table-cell table:style-name="Tabla9.A1" office:value-type="string">
            <text:p text:style-name="P5">Hotel Rey </text:p>
          </table:table-cell>
        </table:table-row>
      </table:table>
      <text:p text:style-name="P12" loext:marker-style-name="T5"/>
      <text:p text:style-name="P8">insert into participante(dni, nome, nome_hotel)</text:p>
      <text:p text:style-name="P9"><text:s text:c="8"/><text:span text:style-name="T7">values('12345678Z', 'Antonio Rodr�guez P�rez', 'Hotel Rey');</text:span></text:p>
      <text:p text:style-name="P8">insert into participante(dni, nome, nome_hotel)</text:p>
      <text:p text:style-name="P9"><text:s text:c="8"/><text:span text:style-name="T7">values('11111111B', 'Mar�a Garc�a L�pez', 'Hotel Rey');</text:span></text:p>
      <text:p text:style-name="P8">insert into participante(dni, nome, nome_hotel)</text:p>
      <text:p text:style-name="P9"><text:s text:c="8"/><text:span text:style-name="T7">values('22222222C', 'Marcos Veiga L�pez', 'Hotel Pazo Verde');</text:span></text:p>
      <text:p text:style-name="P8">insert into participante(dni, nome, nome_hotel)</text:p>
      <text:p text:style-name="P9"><text:soft-page-break/><text:s text:c="8"/><text:span text:style-name="T7">values('33333333B', 'Mar�a Est�vez Ramos', 'Hotel Pazo Verde');</text:span></text:p>
      <text:p text:style-name="P8">insert into participante(dni, nome, nome_hotel)</text:p>
      <text:p text:style-name="P9"><text:s text:c="8"/><text:span text:style-name="T7">values('44444444E', 'Javier Rodr�guez Cabana', 'Hotel Sta. Mar�a');</text:span></text:p>
      <text:p text:style-name="P8">insert into participante(dni, nome, nome_hotel)</text:p>
      <text:p text:style-name="P9"><text:s text:c="8"/><text:span text:style-name="T7">values('55555555T', 'Luc�a Gra�a G�mez', 'Hotel Sta. Mar�a');</text:span></text:p>
      <text:p text:style-name="P8">insert into participante(dni, nome, nome_hotel)</text:p>
      <text:p text:style-name="P9"><text:s text:c="8"/><text:span text:style-name="T7">values('66666666N', 'Borja Valle Est�vez', 'Hotel Rey');</text:span></text:p>
      <text:p text:style-name="P10"/>
      <text:p text:style-name="P11" loext:marker-style-name="T1"><text:s/><text:span text:style-name="T2">c) </text:span><text:span text:style-name="T3">Sabiendo que los participantes que se encuentran en el hotel “Hotel Sta. María” son árbitros, realiza en SQL la cláusula para realizar la inserción de los árbitros en su tabla a partir de una select sobre la tabla participantes, suponiendo que el sueldo por defecto de los árbitros será de 500€. </text:span></text:p>
      <text:p text:style-name="P13"/>
      <text:p text:style-name="P8">insert into arbitro(dni, salario)</text:p>
      <text:p text:style-name="P9"><text:s text:c="8"/><text:span text:style-name="T7">select dni, 500</text:span></text:p>
      <text:p text:style-name="P9"><text:s text:c="16"/><text:span text:style-name="T7">from participante</text:span></text:p>
      <text:p text:style-name="P9"><text:s text:c="8"/><text:span text:style-name="T7">where nome_hotel = 'Hotel Sta. Mar�a';</text:span></text:p>
      <text:p text:style-name="P10"><text:span text:style-name="T8"/></text:p>
      <text:p text:style-name="P14" loext:marker-style-name="T9"><text:s/><text:span text:style-name="T2">d) </text:span><text:span text:style-name="T3">Sabiendo que los participantes que se encuentran en un hotel distinto al “Hotel Sta. María” son jugadores, realiza en SQL la cláusula para realizar la inserción de los jugadores en su tabla a partir de una select sobre la tabla participantes, estableciendo por defecto como fecha de nacimiento el „1900/01/01‟. Utiliza la función </text:span><text:span text:style-name="T10">date(‘fecha’) </text:span><text:span text:style-name="T11">para traducir la cadena a tipo “date”. </text:span></text:p>
      <text:p text:style-name="P13"/>
      <text:p text:style-name="P8">insert into xogador(dni, data_nacemento)</text:p>
      <text:p text:style-name="P9"><text:s text:c="8"/><text:span text:style-name="T7">select dni, date('1900/01/01')</text:span></text:p>
      <text:p text:style-name="P9"><text:s text:c="16"/><text:span text:style-name="T7">from participante</text:span></text:p>
      <text:p text:style-name="P9"><text:s text:c="8"/><text:span text:style-name="T7">where nome_hotel &lt;&gt; 'Hotel Sta. Mar�a';</text:span></text:p>
      <text:p text:style-name="P10"><text:span text:style-name="T8"/></text:p>
      <text:p text:style-name="P14" loext:marker-style-name="T1"><text:s/><text:span text:style-name="T2">e) </text:span><text:span text:style-name="T3">Realiza en SQL las sentencias necesarias para actualizar las fechas de nacimiento de los jugadores para que queden así: </text:span></text:p>
      <text:p text:style-name="P2"><text:span text:style-name="T12"/></text:p>
      <table:table table:name="Tabla10" table:style-name="Tabla10">
        <table:table-column table:style-name="Tabla10.A" table:number-columns-repeated="2"/>
        <table:table-row table:style-name="Tabla10.1">
          <table:table-cell table:style-name="Tabla10.A1" office:value-type="string">
            <text:p text:style-name="P4"><text:s/><text:span text:style-name="T4">DNI </text:span></text:p>
          </table:table-cell>
          <table:table-cell table:style-name="Tabla10.A1" office:value-type="string">
            <text:p text:style-name="P5">Fecha Nacimiento </text:p>
          </table:table-cell>
        </table:table-row>
        <table:table-row table:style-name="Tabla10.1">
          <table:table-cell table:style-name="Tabla10.A1" office:value-type="string">
            <text:p text:style-name="P5">12345678Z </text:p>
          </table:table-cell>
          <table:table-cell table:style-name="Tabla10.A1" office:value-type="string">
            <text:p text:style-name="P5">1985/06/15 </text:p>
          </table:table-cell>
        </table:table-row>
        <table:table-row table:style-name="Tabla10.1">
          <table:table-cell table:style-name="Tabla10.A1" office:value-type="string">
            <text:p text:style-name="P5">11111111B </text:p>
          </table:table-cell>
          <table:table-cell table:style-name="Tabla10.A1" office:value-type="string">
            <text:p text:style-name="P5">1980/09/23 </text:p>
          </table:table-cell>
        </table:table-row>
        <table:table-row table:style-name="Tabla10.1">
          <table:table-cell table:style-name="Tabla10.A1" office:value-type="string">
            <text:p text:style-name="P5">22222222C </text:p>
          </table:table-cell>
          <table:table-cell table:style-name="Tabla10.A1" office:value-type="string">
            <text:p text:style-name="P5">1979/10/03 </text:p>
          </table:table-cell>
        </table:table-row>
        <table:table-row table:style-name="Tabla10.1">
          <table:table-cell table:style-name="Tabla10.A1" office:value-type="string">
            <text:p text:style-name="P5">33333333B </text:p>
          </table:table-cell>
          <table:table-cell table:style-name="Tabla10.A1" office:value-type="string">
            <text:p text:style-name="P5">1986/12/17 </text:p>
          </table:table-cell>
        </table:table-row>
        <table:table-row table:style-name="Tabla10.1">
          <table:table-cell table:style-name="Tabla10.A1" office:value-type="string">
            <text:p text:style-name="P5">66666666N </text:p>
          </table:table-cell>
          <table:table-cell table:style-name="Tabla10.A1" office:value-type="string">
            <text:p text:style-name="P5">1977/01/30 </text:p>
          </table:table-cell>
        </table:table-row>
      </table:table>
      <text:p text:style-name="P12" loext:marker-style-name="T5"/>
      <text:p text:style-name="P8">update xogador set data_nacemento = date('1985/06/15') where dni = '12345678Z';</text:p>
      <text:p text:style-name="P8">update xogador set data_nacemento = date('1980/09/23') where dni = '11111111B';</text:p>
      <text:p text:style-name="P8">update xogador set data_nacemento = date('1979/10/03') where dni = '22222222C';</text:p>
      <text:p text:style-name="P8">update xogador set data_nacemento = date('1986/12/17') where dni = '33333333B';</text:p>
      <text:p text:style-name="P8">update xogador set data_nacemento = date('1977/01/30') where dni = '66666666N';</text:p>
      <text:p text:style-name="P10"/>
      <text:p text:style-name="P2"/>
      <text:p text:style-name="P11" loext:marker-style-name="T1"><text:soft-page-break/><text:s/><text:span text:style-name="T2">f) </text:span><text:span text:style-name="T3">Realiza en el asistente MySQLWorkbench las actualizaciones necesarias para que los sueldos de los árbitros queden así: </text:span></text:p>
      <text:p text:style-name="P10"/>
      <table:table table:name="Tabla11" table:style-name="Tabla11">
        <table:table-column table:style-name="Tabla11.A"/>
        <table:table-column table:style-name="Tabla11.B"/>
        <table:table-row table:style-name="Tabla11.1">
          <table:table-cell table:style-name="Tabla11.A1" office:value-type="string">
            <text:p text:style-name="P5">DNI </text:p>
          </table:table-cell>
          <table:table-cell table:style-name="Tabla11.A1" office:value-type="string">
            <text:p text:style-name="P5">Salario </text:p>
          </table:table-cell>
        </table:table-row>
        <table:table-row table:style-name="Tabla11.1">
          <table:table-cell table:style-name="Tabla11.A1" office:value-type="string">
            <text:p text:style-name="P5">44444444E </text:p>
          </table:table-cell>
          <table:table-cell table:style-name="Tabla11.A1" office:value-type="string">
            <text:p text:style-name="P5">450 </text:p>
          </table:table-cell>
        </table:table-row>
        <table:table-row table:style-name="Tabla11.1">
          <table:table-cell table:style-name="Tabla11.A1" office:value-type="string">
            <text:p text:style-name="P5">55555555T </text:p>
          </table:table-cell>
          <table:table-cell table:style-name="Tabla11.A1" office:value-type="string">
            <text:p text:style-name="P5">600 </text:p>
          </table:table-cell>
        </table:table-row>
      </table:table>
      <text:p text:style-name="P12" loext:marker-style-name="T5"/>
      <text:p text:style-name="P8">update arbitro set salario = 450 where dni = '44444444E';</text:p>
      <text:p text:style-name="P15"><text:span text:style-name="T13">update arbitro set salario = 600 where dni = '55555555T';</text:span></text:p>
      <text:p text:style-name="P13"/>
      <text:p text:style-name="P16" loext:marker-style-name="T1"><text:span text:style-name="T2">g) </text:span><text:span text:style-name="T14">Intenta crear una sentencia en SQL para insertar un nuevo hotel, donde únicamente le des valor al nombre, y observa que pasa al intentar ejecutarla. Pruébalo también desde el asistente gráfico de MySQLWorkbench.</text:span></text:p>
      <text:p text:style-name="P16" loext:marker-style-name="T1"><text:span text:style-name="T14"/></text:p>
      <text:p text:style-name="P8">insert into hotel(nome)</text:p>
      <text:p text:style-name="P9"><text:s text:c="8"/><text:span text:style-name="T7">values('Hotel Lemos');</text:span></text:p>
      <text:p text:style-name="P9"><text:s text:c="8"/><text:span text:style-name="T7">/* da error porque hay campos en la tabla que no admiten nulos y no tienen valor por defecto, luego hay que darle valor para insertar */</text:span></text:p>
      <text:p text:style-name="P15"/>
      <text:p text:style-name="P17"><text:span text:style-name="T6">h) </text:span><text:span text:style-name="T3">Intenta crear una sentencia en SQL para insertar un registro en la tabla partida_xogador, sin haber creado antes el registro de partida, observando que error se produce al intentar hacer la inserción. </text:span></text:p>
      <text:p text:style-name="P13"/>
      <text:p text:style-name="P8">insert into partida_xogador(codigo_partida, dni_xogador, color)</text:p>
      <text:p text:style-name="P9"><text:s text:c="8"/><text:span text:style-name="T7">values(1, '12345678Z', 'N');</text:span></text:p>
      <text:p text:style-name="P10"><text:span text:style-name="T15"><text:s text:c="8"/></text:span><text:span text:style-name="T16">/* da error al intentar insertar, sin que exista previamente la partida, ya que el campo partida_xogador.codigo_partida tiene una FK sobre partida.codigo </text:span></text:p>
      <text:p text:style-name="P13"/>
      <text:p text:style-name="P16" loext:marker-style-name="T1"><text:span text:style-name="T2">i) </text:span><text:span text:style-name="T14">Realiza una inserción de ejemplo sobre la tabla partida, y posteriormente sobre la tabla partida_xogador de forma que se enfrenten dos jugadores. Intenta insertar un color distinto de „B‟ o „N‟ y observa que pasa. </text:span></text:p>
      <text:p text:style-name="P13"/>
      <text:p text:style-name="P8">insert into partida(codigo, duracion, dni_arbitro)</text:p>
      <text:p text:style-name="P9"><text:s text:c="8"/><text:span text:style-name="T7">values(1, 60, '44444444E');</text:span></text:p>
      <text:p text:style-name="P8">insert into partida_xogador(codigo_partida, dni_xogador, color)</text:p>
      <text:p text:style-name="P9"><text:s text:c="8"/><text:span text:style-name="T7">values(1, '12345678Z', 'N');</text:span></text:p>
      <text:p text:style-name="P8">insert into partida_xogador(codigo_partida, dni_xogador, color)</text:p>
      <text:p text:style-name="P9"><text:s text:c="8"/><text:span text:style-name="T7">values(1, '11111111B', 'A');</text:span></text:p>
      <text:p text:style-name="P9"/>
      <text:p text:style-name="P9"/>
      <text:p text:style-name="P9"/>
      <text:p text:style-name="P9"/>
      <text:p text:style-name="P9"><text:s text:c="3"/><text:span text:style-name="T7"><text:s/>Al insertar un color distinto de B o N, que eran los colores definidos en el check de la creaci�n de la tabla, deber�a de dar un error. No se produce el error porque MySQL no implementa realmente la sentencia check */</text:span></text:p>
      <text:p text:style-name="P9"><text:s text:c="4"/></text:p>
      <text:p text:style-name="P18" loext:marker-style-name="T1"><text:span text:style-name="T2">j) </text:span><text:span text:style-name="T3">Realiza una sql para realizar el borrado de la tabla participantes, y observa que pasa al ejecutarla. </text:span></text:p>
      <text:p text:style-name="P19"><text:span text:style-name="T1"/></text:p>
      <text:p text:style-name="P8"><text:s/>debemos ejecutar para quitar el modo de actualizaciones seguras: set sql_safe_updates = 0; */</text:p>
      <text:p text:style-name="P8">delete from participante;</text:p>
      <text:p text:style-name="P9"><text:soft-page-break/><text:s text:c="8"/><text:span text:style-name="T7">/* da error porque existen claves for�neas en otras tablas (arbitro y xogador) que hacen referencia a esta tabla, y en la creaci�n se estableci� el valor por defecto on delete restrict en la FK */</text:span></text:p>
      <text:p text:style-name="P9"><text:s text:c="4"/></text:p>
      <text:p text:style-name="P17"><text:span text:style-name="T17">k) </text:span><text:span text:style-name="T1">Realiza una sql para realizar el borrado de la tabla jugadores, posteriormente de la tabla árbitros y a continuación de la tabla participantes, y observa que pasa al ejecutarla </text:span></text:p>
      <text:p text:style-name="P8"/>
      <text:p text:style-name="P9"><text:span text:style-name="T7"><text:s/>debemos borrar tambi�n los datos que metimos en partida y partida_xogador, para poder borrar */</text:span></text:p>
      <text:p text:style-name="P8">delete from partida_xogador;</text:p>
      <text:p text:style-name="P8">delete from partida;</text:p>
      <text:p text:style-name="P8">delete from xogador;</text:p>
      <text:p text:style-name="P8">delete from arbitro;</text:p>
      <text:p text:style-name="P8">delete from participante; <text:s text:c="3"/></text:p>
      <text:p text:style-name="P15"/>
      <text:p text:style-name="P18" loext:marker-style-name="T1"><text:span text:style-name="T2">l) </text:span><text:span text:style-name="T3">Actualiza el salario de los árbitros para que cobren 35€ más. Hazlo en una sola sentencia update. </text:span></text:p>
      <text:p text:style-name="P19"/>
      <text:p text:style-name="P20">update arbitro set salario = salario + 35;</text:p>
      <text:p text:style-name="P21" loext:marker-style-name="T1"><text:span text:style-name="T2"/></text:p>
      <text:p text:style-name="P1" loext:marker-style-name="T1"><text:span text:style-name="T2"/></text:p>
      <text:p text:style-name="P1" loext:marker-style-name="T1"><text:span text:style-name="T2"/></text:p>
      <text:p text:style-name="P1" loext:marker-style-name="T1"><text:span text:style-name="T2">2 </text:span><text:span text:style-name="T3">– Sobre la base de datos “empresa_petrolera”, creada en el boletín anterior (ejercicio completo), realiza las siguientes operaciones: </text:span></text:p>
      <text:p text:style-name="P1" loext:marker-style-name="T1"><text:span text:style-name="T2">a) </text:span><text:span text:style-name="T3">Crea un script para insertar los siguientes registros en la tabla de Yacimiento: </text:span></text:p>
      <text:p text:style-name="P1" loext:marker-style-name="T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text:span text:style-name="T4">nombre </text:span></text:p>
          </table:table-cell>
          <table:table-cell table:style-name="Tabla1.A1" office:value-type="string">
            <text:p text:style-name="P22"><text:span text:style-name="T4">latitud </text:span></text:p>
          </table:table-cell>
          <table:table-cell table:style-name="Tabla1.A1" office:value-type="string">
            <text:p text:style-name="P22"><text:span text:style-name="T4">longitud </text:span></text:p>
          </table:table-cell>
        </table:table-row>
        <table:table-row table:style-name="Tabla1.1">
          <table:table-cell table:style-name="Tabla1.A1" office:value-type="string">
            <text:p text:style-name="P22"><text:span text:style-name="T4">Irán </text:span></text:p>
          </table:table-cell>
          <table:table-cell table:style-name="Tabla1.A1" office:value-type="string">
            <text:p text:style-name="P22"><text:span text:style-name="T4">32 </text:span></text:p>
          </table:table-cell>
          <table:table-cell table:style-name="Tabla1.A1" office:value-type="string">
            <text:p text:style-name="P22"><text:span text:style-name="T4">53 </text:span></text:p>
          </table:table-cell>
        </table:table-row>
        <table:table-row table:style-name="Tabla1.1">
          <table:table-cell table:style-name="Tabla1.A1" office:value-type="string">
            <text:p text:style-name="P22"><text:span text:style-name="T4">Arabia Saudí </text:span></text:p>
          </table:table-cell>
          <table:table-cell table:style-name="Tabla1.A1" office:value-type="string">
            <text:p text:style-name="P22"><text:span text:style-name="T4">23 </text:span></text:p>
          </table:table-cell>
          <table:table-cell table:style-name="Tabla1.A1" office:value-type="string">
            <text:p text:style-name="P22"><text:span text:style-name="T4">45 </text:span></text:p>
          </table:table-cell>
        </table:table-row>
        <table:table-row table:style-name="Tabla1.1">
          <table:table-cell table:style-name="Tabla1.A1" office:value-type="string">
            <text:p text:style-name="P22"><text:span text:style-name="T4">Rusia </text:span></text:p>
          </table:table-cell>
          <table:table-cell table:style-name="Tabla1.A1" office:value-type="string">
            <text:p text:style-name="P22"><text:span text:style-name="T4">61 </text:span></text:p>
          </table:table-cell>
          <table:table-cell table:style-name="Tabla1.A1" office:value-type="string">
            <text:p text:style-name="P22"><text:span text:style-name="T4">105 </text:span></text:p>
          </table:table-cell>
        </table:table-row>
      </table:table>
      <text:p text:style-name="P23" loext:marker-style-name="T5"/>
      <text:p text:style-name="P24" loext:marker-style-name="T1">insert into yacimiento(nome, latitud, longitud)</text:p>
      <text:p text:style-name="P25"><text:s text:c="8"/><text:span text:style-name="T7">values('Ir�n', 32, 53);</text:span></text:p>
      <text:p text:style-name="P26">insert into yacimiento(nome, latitud, longitud)</text:p>
      <text:p text:style-name="P25"><text:s text:c="8"/><text:span text:style-name="T7">values('Arabia Saud�', 23, 45);</text:span></text:p>
      <text:p text:style-name="P26">insert into yacimiento(nome, latitud, longitud)</text:p>
      <text:p text:style-name="P27"><text:span text:style-name="T18"><text:s text:c="8"/></text:span><text:span text:style-name="T13">values('Rusia', 61, 105); </text:span></text:p>
      <text:p text:style-name="P28" loext:marker-style-name="T1"/>
      <text:p text:style-name="P1" loext:marker-style-name="T1"><text:span text:style-name="T2">b) </text:span><text:span text:style-name="T3">Para la tabla Personal, realiza en SQL las cláusulas para realizar las siguientes inserciones de información: </text:span></text:p>
      <text:p text:style-name="P1" loext:marker-style-name="T1"><text:span text:style-name="T3"/></text:p>
      <text:p text:style-name="P1" loext:marker-style-name="T1"><text:span text:style-name="T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span text:style-name="T19">empleado </text:span></text:p>
          </table:table-cell>
          <table:table-cell table:style-name="Tabla2.A1" office:value-type="string">
            <text:p text:style-name="P22"><text:span text:style-name="T4">Nome </text:span></text:p>
          </table:table-cell>
          <table:table-cell table:style-name="Tabla2.A1" office:value-type="string">
            <text:p text:style-name="P22" loext:marker-style-name="T5"><text:span text:style-name="T4">Fecha </text:span><text:span text:style-name="T5"/></text:p>
            <text:p text:style-name="P22"><text:span text:style-name="T5">nacimiento </text:span></text:p>
          </table:table-cell>
          <table:table-cell table:style-name="Tabla2.A1" office:value-type="string">
            <text:p text:style-name="P22" loext:marker-style-name="T5"><text:span text:style-name="T4">Nombre </text:span><text:span text:style-name="T5"/></text:p>
            <text:p text:style-name="P22"><text:span text:style-name="T5">Yacimiento </text:span></text:p>
          </table:table-cell>
          <table:table-cell table:style-name="Tabla2.A1" office:value-type="string">
            <text:p text:style-name="P22"><text:span text:style-name="T4">Calle </text:span></text:p>
          </table:table-cell>
          <table:table-cell table:style-name="Tabla2.A1" office:value-type="string">
            <text:p text:style-name="P22"><text:span text:style-name="T4">Nº </text:span></text:p>
          </table:table-cell>
          <table:table-cell table:style-name="Tabla2.A1" office:value-type="string">
            <text:p text:style-name="P22"><text:span text:style-name="T4">Localidad </text:span></text:p>
          </table:table-cell>
        </table:table-row>
        <table:table-row table:style-name="Tabla2.2">
          <table:table-cell table:style-name="Tabla2.A1" office:value-type="string">
            <text:p text:style-name="P22"><text:span text:style-name="T4">1 </text:span></text:p>
          </table:table-cell>
          <table:table-cell table:style-name="Tabla2.A1" office:value-type="string">
            <text:p text:style-name="P22"><text:span text:style-name="T4">Antonio Rodríguez Pérez </text:span></text:p>
          </table:table-cell>
          <table:table-cell table:style-name="Tabla2.A1" office:value-type="string">
            <text:p text:style-name="P22"><text:span text:style-name="T4">1960/11/24 </text:span></text:p>
          </table:table-cell>
          <table:table-cell table:style-name="Tabla2.A1" office:value-type="string">
            <text:p text:style-name="P22"><text:span text:style-name="T4">Irán </text:span></text:p>
          </table:table-cell>
          <table:table-cell table:style-name="Tabla2.A1" office:value-type="string">
            <text:p text:style-name="P22"><text:span text:style-name="T4">Plaza España </text:span></text:p>
          </table:table-cell>
          <table:table-cell table:style-name="Tabla2.A1" office:value-type="string">
            <text:p text:style-name="P22"><text:span text:style-name="T4">15 </text:span></text:p>
          </table:table-cell>
          <table:table-cell table:style-name="Tabla2.A1" office:value-type="string">
            <text:p text:style-name="P22"><text:span text:style-name="T4">Madrid </text:span></text:p>
          </table:table-cell>
        </table:table-row>
        <table:table-row table:style-name="Tabla2.2">
          <table:table-cell table:style-name="Tabla2.A1" office:value-type="string">
            <text:p text:style-name="P22"><text:span text:style-name="T4">2 </text:span></text:p>
          </table:table-cell>
          <table:table-cell table:style-name="Tabla2.A1" office:value-type="string">
            <text:p text:style-name="P22"><text:span text:style-name="T4">María García López </text:span></text:p>
          </table:table-cell>
          <table:table-cell table:style-name="Tabla2.A1" office:value-type="string">
            <text:p text:style-name="P22"><text:span text:style-name="T4">1973/03/20 </text:span></text:p>
          </table:table-cell>
          <table:table-cell table:style-name="Tabla2.A1" office:value-type="string">
            <text:p text:style-name="P22"><text:span text:style-name="T4">Irán </text:span></text:p>
          </table:table-cell>
          <table:table-cell table:style-name="Tabla2.A1" office:value-type="string">
            <text:p text:style-name="P22"><text:span text:style-name="T4">Castellana </text:span></text:p>
          </table:table-cell>
          <table:table-cell table:style-name="Tabla2.A1" office:value-type="string">
            <text:p text:style-name="P22"><text:span text:style-name="T4">37 </text:span></text:p>
          </table:table-cell>
          <table:table-cell table:style-name="Tabla2.A1" office:value-type="string">
            <text:p text:style-name="P22"><text:span text:style-name="T4">Madrid </text:span></text:p>
          </table:table-cell>
        </table:table-row>
        <table:table-row table:style-name="Tabla2.2">
          <table:table-cell table:style-name="Tabla2.A1" office:value-type="string">
            <text:p text:style-name="P22"><text:span text:style-name="T4">3 </text:span></text:p>
          </table:table-cell>
          <table:table-cell table:style-name="Tabla2.A1" office:value-type="string">
            <text:p text:style-name="P22"><text:span text:style-name="T4">Marcos Veiga López </text:span></text:p>
          </table:table-cell>
          <table:table-cell table:style-name="Tabla2.A1" office:value-type="string">
            <text:p text:style-name="P22"><text:span text:style-name="T4">1968/08/06 </text:span></text:p>
          </table:table-cell>
          <table:table-cell table:style-name="Tabla2.A1" office:value-type="string">
            <text:p text:style-name="P22"><text:span text:style-name="T4">Arabia Saudí </text:span></text:p>
          </table:table-cell>
          <table:table-cell table:style-name="Tabla2.A1" office:value-type="string">
            <text:p text:style-name="P22"><text:span text:style-name="T4">Miraflores </text:span></text:p>
          </table:table-cell>
          <table:table-cell table:style-name="Tabla2.A1" office:value-type="string">
            <text:p text:style-name="P22"><text:span text:style-name="T4">8 </text:span></text:p>
          </table:table-cell>
          <table:table-cell table:style-name="Tabla2.A1" office:value-type="string">
            <text:p text:style-name="P22"><text:span text:style-name="T4">León </text:span></text:p>
          </table:table-cell>
        </table:table-row>
        <table:table-row table:style-name="Tabla2.2">
          <table:table-cell table:style-name="Tabla2.A1" office:value-type="string">
            <text:p text:style-name="P22"><text:span text:style-name="T4">4 </text:span></text:p>
          </table:table-cell>
          <table:table-cell table:style-name="Tabla2.A1" office:value-type="string">
            <text:p text:style-name="P22"><text:span text:style-name="T4">María Estévez Ramos </text:span></text:p>
          </table:table-cell>
          <table:table-cell table:style-name="Tabla2.A1" office:value-type="string">
            <text:p text:style-name="P22"><text:span text:style-name="T4">1981/02/17 </text:span></text:p>
          </table:table-cell>
          <table:table-cell table:style-name="Tabla2.A1" office:value-type="string">
            <text:p text:style-name="P22"><text:span text:style-name="T4">Rusia </text:span></text:p>
          </table:table-cell>
          <table:table-cell table:style-name="Tabla2.A1" office:value-type="string">
            <text:p text:style-name="P22"><text:span text:style-name="T4">Gran Vía </text:span></text:p>
          </table:table-cell>
          <table:table-cell table:style-name="Tabla2.A1" office:value-type="string">
            <text:p text:style-name="P22"><text:span text:style-name="T4">19 </text:span></text:p>
          </table:table-cell>
          <table:table-cell table:style-name="Tabla2.A1" office:value-type="string">
            <text:p text:style-name="P22"><text:span text:style-name="T4">Madrid </text:span></text:p>
          </table:table-cell>
        </table:table-row>
        <table:table-row table:style-name="Tabla2.2">
          <table:table-cell table:style-name="Tabla2.A1" office:value-type="string">
            <text:p text:style-name="P22"><text:span text:style-name="T4">5 </text:span></text:p>
          </table:table-cell>
          <table:table-cell table:style-name="Tabla2.A1" office:value-type="string">
            <text:p text:style-name="P22"><text:span text:style-name="T4">Javier Rodríguez Cabana </text:span></text:p>
          </table:table-cell>
          <table:table-cell table:style-name="Tabla2.A1" office:value-type="string">
            <text:p text:style-name="P22"><text:span text:style-name="T4">1974/12/21 </text:span></text:p>
          </table:table-cell>
          <table:table-cell table:style-name="Tabla2.A1" office:value-type="string">
            <text:p text:style-name="P22"><text:span text:style-name="T4">Irán </text:span></text:p>
          </table:table-cell>
          <table:table-cell table:style-name="Tabla2.A1" office:value-type="string">
            <text:p text:style-name="P22"><text:span text:style-name="T4">Vallecas </text:span></text:p>
          </table:table-cell>
          <table:table-cell table:style-name="Tabla2.A1" office:value-type="string">
            <text:p text:style-name="P22"><text:span text:style-name="T4">109 </text:span></text:p>
          </table:table-cell>
          <table:table-cell table:style-name="Tabla2.A1" office:value-type="string">
            <text:p text:style-name="P22"><text:span text:style-name="T4">Madrid </text:span></text:p>
          </table:table-cell>
        </table:table-row>
        <table:table-row table:style-name="Tabla2.2">
          <table:table-cell table:style-name="Tabla2.A1" office:value-type="string">
            <text:p text:style-name="P22"><text:span text:style-name="T4">6 </text:span></text:p>
          </table:table-cell>
          <table:table-cell table:style-name="Tabla2.A1" office:value-type="string">
            <text:p text:style-name="P22"><text:span text:style-name="T4">Lucía Graña Gómez </text:span></text:p>
          </table:table-cell>
          <table:table-cell table:style-name="Tabla2.A1" office:value-type="string">
            <text:p text:style-name="P22"><text:span text:style-name="T4">1985/09/15 </text:span></text:p>
          </table:table-cell>
          <table:table-cell table:style-name="Tabla2.A1" office:value-type="string">
            <text:p text:style-name="P22"><text:span text:style-name="T4">Rusia </text:span></text:p>
          </table:table-cell>
          <table:table-cell table:style-name="Tabla2.A1" office:value-type="string">
            <text:p text:style-name="P22"><text:span text:style-name="T4">Progreso </text:span></text:p>
          </table:table-cell>
          <table:table-cell table:style-name="Tabla2.A1" office:value-type="string">
            <text:p text:style-name="P22"><text:span text:style-name="T4">70 </text:span></text:p>
          </table:table-cell>
          <table:table-cell table:style-name="Tabla2.A1" office:value-type="string">
            <text:p text:style-name="P22"><text:span text:style-name="T4">Zamora </text:span></text:p>
          </table:table-cell>
        </table:table-row>
        <table:table-row table:style-name="Tabla2.2">
          <table:table-cell table:style-name="Tabla2.A1" office:value-type="string">
            <text:p text:style-name="P22"><text:span text:style-name="T4">7 </text:span></text:p>
          </table:table-cell>
          <table:table-cell table:style-name="Tabla2.A1" office:value-type="string">
            <text:p text:style-name="P22"><text:span text:style-name="T4">Borja Valle Estévez </text:span></text:p>
          </table:table-cell>
          <table:table-cell table:style-name="Tabla2.A1" office:value-type="string">
            <text:p text:style-name="P22"><text:span text:style-name="T4">1977/10/02 </text:span></text:p>
          </table:table-cell>
          <table:table-cell table:style-name="Tabla2.A1" office:value-type="string">
            <text:p text:style-name="P22"><text:span text:style-name="T4">Arabia Saudí </text:span></text:p>
          </table:table-cell>
          <table:table-cell table:style-name="Tabla2.A1" office:value-type="string">
            <text:p text:style-name="P22"><text:span text:style-name="T4">Principal </text:span></text:p>
          </table:table-cell>
          <table:table-cell table:style-name="Tabla2.A1" office:value-type="string">
            <text:p text:style-name="P22"><text:span text:style-name="T4">46 </text:span></text:p>
          </table:table-cell>
          <table:table-cell table:style-name="Tabla2.A1" office:value-type="string">
            <text:p text:style-name="P22"><text:span text:style-name="T4">Vigo </text:span></text:p>
          </table:table-cell>
        </table:table-row>
      </table:table>
      <text:p text:style-name="P23" loext:marker-style-name="T5"><text:soft-page-break/></text:p>
      <text:p text:style-name="P29" loext:marker-style-name="T5">insert into personal(numero_empleado, nome, fecha_nacimiento, nombre_yacimiento, calle, numero, localidade)</text:p>
      <text:p text:style-name="P25"><text:s text:c="8"/><text:span text:style-name="T7">values(1, 'Antonio Rodr�guez P�rez', '1960/11/24', 'Ir�n', 'Plaza Espa�a', 15, 'Madrid');</text:span></text:p>
      <text:p text:style-name="P26">insert into personal(numero_empleado, nome, fecha_nacimiento, nombre_yacimiento, calle, numero, localidade)</text:p>
      <text:p text:style-name="P25"><text:s text:c="8"/><text:span text:style-name="T7">values(2, 'Mar�a Garc�a L�pez', '1973/03/20', 'Ir�n', 'Castellana', 37, 'Madrid');</text:span></text:p>
      <text:p text:style-name="P26">insert into personal(numero_empleado, nome, fecha_nacimiento, nombre_yacimiento, calle, numero, localidade)</text:p>
      <text:p text:style-name="P25"><text:s text:c="8"/><text:span text:style-name="T7">values(3, 'Marcos Veiga L�pez', '1968/08/06', 'Arabia Saud�', 'Miraflores', 8, 'Le�n');</text:span></text:p>
      <text:p text:style-name="P26">insert into personal(numero_empleado, nome, fecha_nacimiento, nombre_yacimiento, calle, numero, localidade)</text:p>
      <text:p text:style-name="P25"><text:s text:c="8"/><text:span text:style-name="T7">values(4, 'Mar�a Est�vez Ramos', '1981/02/17', 'Rusia', 'Gran V�a', 19, 'Madrid');</text:span></text:p>
      <text:p text:style-name="P26">insert into personal(numero_empleado, nome, fecha_nacimiento, nombre_yacimiento, calle, numero, localidade)</text:p>
      <text:p text:style-name="P25"><text:s text:c="8"/><text:span text:style-name="T7">values(5, 'Javier Rodr�guez Cabana', '1974/12/21', 'Ir�n', 'Vallecas', 109, 'Madrid');</text:span></text:p>
      <text:p text:style-name="P26">insert into personal(numero_empleado, nome, fecha_nacimiento, nombre_yacimiento, calle, numero, localidade)</text:p>
      <text:p text:style-name="P25"><text:s text:c="8"/><text:span text:style-name="T7">values(6, 'Luc�a Gra�a G�mez', '1985/09/15', 'Rusia', 'Progreso', 70, 'Zamora');</text:span></text:p>
      <text:p text:style-name="P26">insert into personal(numero_empleado, nome, fecha_nacimiento, nombre_yacimiento, calle, numero, localidade)</text:p>
      <text:p text:style-name="P30"><text:s text:c="8"/><text:span text:style-name="T7">values(7, 'Borja Valle Est�vez', '1977/10/02', 'Arabia Saud�', 'Principal', 46, 'Vigo'); <text:s text:c="3"/></text:span></text:p>
      <text:p text:style-name="P31" loext:marker-style-name="T5"/>
      <text:p text:style-name="P23" loext:marker-style-name="T5"/>
      <text:p text:style-name="P23" loext:marker-style-name="T5"/>
      <text:p text:style-name="P23" loext:marker-style-name="T5"/>
      <text:p text:style-name="P1" loext:marker-style-name="T1"><text:span text:style-name="T2">c) </text:span><text:span text:style-name="T3">Modifica la tabla de yacimientos (no en la creación) para añadir un campo “tipo_yacimiento” (cadena de caracteres de máximo 1) que puede ser nulo. </text:span></text:p>
      <text:p text:style-name="P1" loext:marker-style-name="T1"><text:span text:style-name="T1">Posteriormente, actualiza todos los yacimientos para que sean de tipo = „Z‟. </text:span><text:span text:style-name="T1"/></text:p>
      <text:p text:style-name="P1" loext:marker-style-name="T1"><text:span text:style-name="T1">A continuación modifica la definición de dicho campo en la base de datos para que el campo tenga valor por defecto „X‟. </text:span><text:span text:style-name="T1"/></text:p>
      <text:p text:style-name="P1" loext:marker-style-name="T1"><text:span text:style-name="T1">Finalmente, modifica la tabla (no en la creación) para añadir una condición de forma que ese nuevo campo solo admita los valores „W‟, „X‟, „Y‟ o „Z‟. </text:span></text:p>
      <text:p text:style-name="P32" loext:marker-style-name="T1"><text:span text:style-name="T20"/></text:p>
      <text:p text:style-name="P24" loext:marker-style-name="T1"><text:span text:style-name="T20">alter table yacimiento add column tipo_yacimiento char(1);</text:span></text:p>
      <text:p text:style-name="P33"/>
      <text:p text:style-name="P26">update yacimiento set tipo_yacimiento = 'Z';</text:p>
      <text:p text:style-name="P33"/>
      <text:p text:style-name="P26">alter table yacimiento modify column tipo_yacimiento char(1) default 'X';</text:p>
      <text:p text:style-name="P33"/>
      <text:p text:style-name="P34">alter table yacimiento add check(tipo_yacimiento in ('W', 'X', 'Y', 'Z'));</text:p>
      <text:p text:style-name="P32" loext:marker-style-name="T1"><text:span text:style-name="T20"/></text:p>
      <text:p text:style-name="P1" loext:marker-style-name="T1"><text:soft-page-break/><text:span text:style-name="T1"/></text:p>
      <text:p text:style-name="P1" loext:marker-style-name="T1"><text:span text:style-name="T21">d) </text:span><text:span text:style-name="T1">La empresa ha vendido el yacimiento de Irán, y ha despedido a todos los trabajadores de ese yacimiento excepto al empleado número 2. Actualiza la información para eliminar el yacimiento y los empleados despedidos de la base de datos, e indicar que el empleado número 2 trabaja ahora en el yacimiento Rusia. </text:span></text:p>
      <text:p text:style-name="P1" loext:marker-style-name="T1"><text:span text:style-name="T1"/></text:p>
      <text:p text:style-name="P24" loext:marker-style-name="T1"><text:span text:style-name="T20">update personal set nombre_yacimiento = 'Rusia' where numero_empleado = 2;</text:span></text:p>
      <text:p text:style-name="P26">delete from personal where nombre_yacimiento = 'Ir�n';</text:p>
      <text:p text:style-name="P34">delete from yacimiento where nome = 'Ir�n';</text:p>
      <text:p text:style-name="P1" loext:marker-style-name="T1"><text:span text:style-name="T1"/></text:p>
      <text:p text:style-name="P1" loext:marker-style-name="T1"><text:span text:style-name="T1"/></text:p>
      <text:p text:style-name="P1" loext:marker-style-name="T1"><text:span text:style-name="T21">e) </text:span><text:span text:style-name="T1">Debido a condiciones de trabajo, todos los empleados que no viven en Madrid, han trasladado su domicilio a un piso de la empresa situado en Madrid, calle Vallecas nº 109. Actualiza esta información en una sola sentencia update. </text:span></text:p>
      <text:p text:style-name="P1" loext:marker-style-name="T1"><text:span text:style-name="T1"/></text:p>
      <text:p text:style-name="P24" loext:marker-style-name="T1"><text:span text:style-name="T20">update personal set calle = 'Vallecas', numero = 109, localidade = 'Madrid' where localidade &lt;&gt; 'Madrid';</text:span></text:p>
      <text:p text:style-name="P1" loext:marker-style-name="T1"><text:span text:style-name="T1"/></text:p>
      <text:p text:style-name="P1" loext:marker-style-name="T1"><text:span text:style-name="T1"/></text:p>
      <text:p text:style-name="P1" loext:marker-style-name="T1"><text:span text:style-name="T1"/></text:p>
      <text:p text:style-name="P1" loext:marker-style-name="T1"><text:span text:style-name="T21">f) </text:span><text:span text:style-name="T1">Modifica todo lo necesario, para que la base de datos pueda representar ahora la situación de que un trabajador podrá trabajar en más de un yacimiento. Ten en cuenta que la información actual del yacimiento en el cual trabaja cada empleado no debe perderse. </text:span></text:p>
      <text:p text:style-name="P24" loext:marker-style-name="T1"><text:span text:style-name="T20">create table puestos(</text:span></text:p>
      <text:p text:style-name="P25"><text:s text:c="8"/><text:span text:style-name="T7">num_empleado integer not null,</text:span></text:p>
      <text:p text:style-name="P25"><text:s text:c="8"/><text:span text:style-name="T7">nombre_yacimiento char(40) not null,</text:span></text:p>
      <text:p text:style-name="P25"><text:s text:c="8"/><text:span text:style-name="T7">primary key(num_empleado, nombre_yacimiento),</text:span></text:p>
      <text:p text:style-name="P25"><text:s text:c="8"/><text:span text:style-name="T7">foreign key (num_empleado) references Personal(numero_empleado),</text:span></text:p>
      <text:p text:style-name="P35"><text:span text:style-name="T22"><text:s text:c="8"/></text:span><text:span text:style-name="T23">foreign key (nombre_yacimiento) references Yacimiento(nome)</text:span></text:p>
      <text:p text:style-name="P35"><text:span text:style-name="T24">);</text:span></text:p>
      <text:p text:style-name="P24" loext:marker-style-name="T1"><text:span text:style-name="T20">insert into puestos(num_empleado, nombre_yacimiento)</text:span></text:p>
      <text:p text:style-name="P25"><text:s text:c="8"/><text:span text:style-name="T7">select numero_empleado, nombre_yacimiento</text:span></text:p>
      <text:p text:style-name="P25"><text:s text:c="16"/><text:span text:style-name="T7">from Personal;</text:span></text:p>
      <text:p text:style-name="P33"/>
      <text:p text:style-name="P26">alter table Personal drop foreign key personal_ibfk_1; <text:s text:c="9"/></text:p>
      <text:p text:style-name="P34">alter table Personal drop column nombre_yacimiento;</text:p>
      <text:p text:style-name="P32" loext:marker-style-name="T1"><text:span text:style-name="T20"/></text:p>
      <text:p text:style-name="P1" loext:marker-style-name="T1"><text:span text:style-name="T1"/></text:p>
      <text:p text:style-name="P1" loext:marker-style-name="T1"><text:span text:style-name="T21">3 </text:span><text:span text:style-name="T1">– Sobre la base de datos “hospital”, creada en el boletín anterior, realiza las siguientes operaciones: </text:span></text:p>
      <text:p text:style-name="P1" loext:marker-style-name="T1"><text:span text:style-name="T21">a) </text:span><text:span text:style-name="T1">Crea un script para insertar los siguientes registros en la tabla de personas: </text:span></text:p>
      <text:p text:style-name="P1" loext:marker-style-name="T1"><text:span text:style-name="T1"/></text:p>
      <text:p text:style-name="P1" loext:marker-style-name="T1"><text:span text:style-name="T1"/></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text:span text:style-name="T25">DNI </text:span></text:p>
          </table:table-cell>
          <table:table-cell table:style-name="Tabla3.A1" office:value-type="string">
            <text:p text:style-name="P22"><text:span text:style-name="T4">Telefono </text:span></text:p>
          </table:table-cell>
          <table:table-cell table:style-name="Tabla3.A1" office:value-type="string">
            <text:p text:style-name="P22"><text:span text:style-name="T4">Nome </text:span></text:p>
          </table:table-cell>
          <table:table-cell table:style-name="Tabla3.A1" office:value-type="string">
            <text:p text:style-name="P22" loext:marker-style-name="T5"><text:span text:style-name="T4">Fecha </text:span><text:span text:style-name="T5"/></text:p>
            <text:p text:style-name="P22"><text:span text:style-name="T5">nacimiento </text:span></text:p>
          </table:table-cell>
        </table:table-row>
        <table:table-row table:style-name="Tabla3.2">
          <table:table-cell table:style-name="Tabla3.A1" office:value-type="string">
            <text:p text:style-name="P22"><text:span text:style-name="T4">11111111A </text:span></text:p>
          </table:table-cell>
          <table:table-cell table:style-name="Tabla3.A1" office:value-type="string">
            <text:p text:style-name="P22"><text:span text:style-name="T4">600102030 </text:span></text:p>
          </table:table-cell>
          <table:table-cell table:style-name="Tabla3.A1" office:value-type="string">
            <text:p text:style-name="P22"><text:span text:style-name="T4">Antonio Rodríguez Pérez </text:span></text:p>
          </table:table-cell>
          <table:table-cell table:style-name="Tabla3.A1" office:value-type="string">
            <text:p text:style-name="P22"><text:span text:style-name="T4">1960/11/24 </text:span></text:p>
          </table:table-cell>
        </table:table-row>
        <text:soft-page-break/>
        <table:table-row table:style-name="Tabla3.2">
          <table:table-cell table:style-name="Tabla3.A1" office:value-type="string">
            <text:p text:style-name="P22"><text:span text:style-name="T4">11111112B </text:span></text:p>
          </table:table-cell>
          <table:table-cell table:style-name="Tabla3.A1" office:value-type="string">
            <text:p text:style-name="P22"><text:span text:style-name="T4">600102031 </text:span></text:p>
          </table:table-cell>
          <table:table-cell table:style-name="Tabla3.A1" office:value-type="string">
            <text:p text:style-name="P22"><text:span text:style-name="T4">María García López </text:span></text:p>
          </table:table-cell>
          <table:table-cell table:style-name="Tabla3.A1" office:value-type="string">
            <text:p text:style-name="P22"><text:span text:style-name="T4">1973/03/20 </text:span></text:p>
          </table:table-cell>
        </table:table-row>
        <table:table-row table:style-name="Tabla3.2">
          <table:table-cell table:style-name="Tabla3.A1" office:value-type="string">
            <text:p text:style-name="P22"><text:span text:style-name="T4">11111113C </text:span></text:p>
          </table:table-cell>
          <table:table-cell table:style-name="Tabla3.A1" office:value-type="string">
            <text:p text:style-name="P22"><text:span text:style-name="T4">600102032 </text:span></text:p>
          </table:table-cell>
          <table:table-cell table:style-name="Tabla3.A1" office:value-type="string">
            <text:p text:style-name="P22"><text:span text:style-name="T4">Marcos Veiga López </text:span></text:p>
          </table:table-cell>
          <table:table-cell table:style-name="Tabla3.A1" office:value-type="string">
            <text:p text:style-name="P22"><text:span text:style-name="T4">1968/08/06 </text:span></text:p>
          </table:table-cell>
        </table:table-row>
        <table:table-row table:style-name="Tabla3.2">
          <table:table-cell table:style-name="Tabla3.A1" office:value-type="string">
            <text:p text:style-name="P22"><text:span text:style-name="T4">11111114D </text:span></text:p>
          </table:table-cell>
          <table:table-cell table:style-name="Tabla3.A1" office:value-type="string">
            <text:p text:style-name="P22"><text:span text:style-name="T4">600102033 </text:span></text:p>
          </table:table-cell>
          <table:table-cell table:style-name="Tabla3.A1" office:value-type="string">
            <text:p text:style-name="P22"><text:span text:style-name="T4">María Estévez Ramos </text:span></text:p>
          </table:table-cell>
          <table:table-cell table:style-name="Tabla3.A1" office:value-type="string">
            <text:p text:style-name="P22"><text:span text:style-name="T4">1981/02/17 </text:span></text:p>
          </table:table-cell>
        </table:table-row>
        <table:table-row table:style-name="Tabla3.2">
          <table:table-cell table:style-name="Tabla3.A1" office:value-type="string">
            <text:p text:style-name="P22"><text:span text:style-name="T4">11111115E </text:span></text:p>
          </table:table-cell>
          <table:table-cell table:style-name="Tabla3.A1" office:value-type="string">
            <text:p text:style-name="P22"><text:span text:style-name="T4">600102034 </text:span></text:p>
          </table:table-cell>
          <table:table-cell table:style-name="Tabla3.A1" office:value-type="string">
            <text:p text:style-name="P22"><text:span text:style-name="T4">Javier Rodríguez Cabana </text:span></text:p>
          </table:table-cell>
          <table:table-cell table:style-name="Tabla3.A1" office:value-type="string">
            <text:p text:style-name="P22"><text:span text:style-name="T4">1974/12/21 </text:span></text:p>
          </table:table-cell>
        </table:table-row>
        <table:table-row table:style-name="Tabla3.2">
          <table:table-cell table:style-name="Tabla3.A1" office:value-type="string">
            <text:p text:style-name="P22"><text:span text:style-name="T4">11111116F </text:span></text:p>
          </table:table-cell>
          <table:table-cell table:style-name="Tabla3.A1" office:value-type="string">
            <text:p text:style-name="P22"><text:span text:style-name="T4">600102035 </text:span></text:p>
          </table:table-cell>
          <table:table-cell table:style-name="Tabla3.A1" office:value-type="string">
            <text:p text:style-name="P22"><text:span text:style-name="T4">Lucía Graña Gómez </text:span></text:p>
          </table:table-cell>
          <table:table-cell table:style-name="Tabla3.A1" office:value-type="string">
            <text:p text:style-name="P22"><text:span text:style-name="T4">1985/09/15 </text:span></text:p>
          </table:table-cell>
        </table:table-row>
        <table:table-row table:style-name="Tabla3.2">
          <table:table-cell table:style-name="Tabla3.A1" office:value-type="string">
            <text:p text:style-name="P22"><text:span text:style-name="T4">11111117G </text:span></text:p>
          </table:table-cell>
          <table:table-cell table:style-name="Tabla3.A1" office:value-type="string">
            <text:p text:style-name="P22"><text:span text:style-name="T4">600102036 </text:span></text:p>
          </table:table-cell>
          <table:table-cell table:style-name="Tabla3.A1" office:value-type="string">
            <text:p text:style-name="P22"><text:span text:style-name="T4">Borja Valle Estévez </text:span></text:p>
          </table:table-cell>
          <table:table-cell table:style-name="Tabla3.A1" office:value-type="string">
            <text:p text:style-name="P22"><text:span text:style-name="T4">1977/10/02 </text:span></text:p>
          </table:table-cell>
        </table:table-row>
      </table:table>
      <text:p text:style-name="P23" loext:marker-style-name="T5"/>
      <text:p text:style-name="P1" loext:marker-style-name="T1"><text:span text:style-name="T1">Y en la tabla de m</text:span><text:span text:style-name="T6">édicos: </text:span></text:p>
      <text:p text:style-name="P1" loext:marker-style-name="T1"><text:span text:style-name="T1"/></text:p>
      <table:table table:name="Tabla4" table:style-name="Tabla4">
        <table:table-column table:style-name="Tabla4.A"/>
        <table:table-column table:style-name="Tabla4.B"/>
        <table:table-row table:style-name="Tabla4.1">
          <table:table-cell table:style-name="Tabla4.A1" office:value-type="string">
            <text:p text:style-name="P22"><text:span text:style-name="T25">DNI </text:span></text:p>
          </table:table-cell>
          <table:table-cell table:style-name="Tabla4.A1" office:value-type="string">
            <text:p text:style-name="P22"><text:span text:style-name="T4">Salario </text:span></text:p>
          </table:table-cell>
        </table:table-row>
        <table:table-row table:style-name="Tabla4.1">
          <table:table-cell table:style-name="Tabla4.A1" office:value-type="string">
            <text:p text:style-name="P22"><text:span text:style-name="T4">11111111A </text:span></text:p>
          </table:table-cell>
          <table:table-cell table:style-name="Tabla4.A1" office:value-type="string">
            <text:p text:style-name="P22"><text:span text:style-name="T4">2500.15 </text:span></text:p>
          </table:table-cell>
        </table:table-row>
        <table:table-row table:style-name="Tabla4.1">
          <table:table-cell table:style-name="Tabla4.A1" office:value-type="string">
            <text:p text:style-name="P22"><text:span text:style-name="T4">11111114D </text:span></text:p>
          </table:table-cell>
          <table:table-cell table:style-name="Tabla4.A1" office:value-type="string">
            <text:p text:style-name="P22"><text:span text:style-name="T4">1750.50 </text:span></text:p>
          </table:table-cell>
        </table:table-row>
        <table:table-row table:style-name="Tabla4.1">
          <table:table-cell table:style-name="Tabla4.A1" office:value-type="string">
            <text:p text:style-name="P22"><text:span text:style-name="T4">11111117G </text:span></text:p>
          </table:table-cell>
          <table:table-cell table:style-name="Tabla4.A1" office:value-type="string">
            <text:p text:style-name="P22"><text:span text:style-name="T4">1930.45 </text:span></text:p>
          </table:table-cell>
        </table:table-row>
      </table:table>
      <text:p text:style-name="P23" loext:marker-style-name="T5"/>
      <text:p text:style-name="P36" loext:marker-style-name="T17"><text:span text:style-name="T1">Sabiendo que las personas que no est</text:span><text:span text:style-name="T6">án en la tabla de médicos son pacientes, crea una sentencia para insertar esos registros en la tabla pacientes a partir de una select (insert select) dejando el número de seguridad social nulo. Como dicho campo tiene una restricción UNIQUE y NOT NULL, no podríamos realizar esa inserción, por lo que primero eliminaremos dichas restricciones en ese campo. </text:span></text:p>
      <text:p text:style-name="P24" loext:marker-style-name="T5"/>
      <text:p text:style-name="P37"><text:s text:c="8"/><text:span text:style-name="T7">values('11111115E', '600102034', 'Javier Rodr�guez Cabana', '1974/12/21');</text:span></text:p>
      <text:p text:style-name="P38">insert into persona(dni, telefono, nombre, fecha_nacimiento)</text:p>
      <text:p text:style-name="P37"><text:s text:c="8"/><text:span text:style-name="T7">values('11111116F', '600102035', 'Luc�a Gra�a G�mez', '1985/09/15');</text:span></text:p>
      <text:p text:style-name="P38">insert into persona(dni, telefono, nombre, fecha_nacimiento)</text:p>
      <text:p text:style-name="P37"><text:s text:c="8"/><text:span text:style-name="T7">values('11111117G', '600102036', 'Borja Valle Est�vez', '1977/10/02'); <text:s text:c="3"/></text:span></text:p>
      <text:p text:style-name="P37"><text:s text:c="4"/></text:p>
      <text:p text:style-name="P38">insert into medico(dni, salario)</text:p>
      <text:p text:style-name="P37"><text:s text:c="8"/><text:span text:style-name="T7">values('11111111A', 2500.15);</text:span></text:p>
      <text:p text:style-name="P26">insert into medico(dni, salario)</text:p>
      <text:p text:style-name="P25"><text:s text:c="8"/><text:span text:style-name="T7">values('11111114D', 1750.50);</text:span></text:p>
      <text:p text:style-name="P26">insert into medico(dni, salario)</text:p>
      <text:p text:style-name="P25"><text:s text:c="8"/><text:span text:style-name="T7">values('11111117G', 1930.45); <text:s text:c="3"/></text:span></text:p>
      <text:p text:style-name="P25"><text:s text:c="4"/><text:span text:style-name="T26">insert into persona(dni, telefono, nombre, fecha_nacimiento)</text:span></text:p>
      <text:p text:style-name="P25"><text:s text:c="8"/><text:span text:style-name="T7">values('11111111A', '600102030', 'Antonio Rodr�guez P�rez', '1960/11/24');</text:span></text:p>
      <text:p text:style-name="P26">insert into persona(dni, telefono, nombre, fecha_nacimiento)</text:p>
      <text:p text:style-name="P25"><text:s text:c="8"/><text:span text:style-name="T7">values('11111112B', '600102031', 'Mar�a Garc�a L�pez', '1973/03/20');</text:span></text:p>
      <text:p text:style-name="P26">insert into persona(dni, telefono, nombre, fecha_nacimiento)</text:p>
      <text:p text:style-name="P25"><text:s text:c="8"/><text:span text:style-name="T7">values('11111113C', '600102032', 'Marcos Veiga L�pez', '1968/08/06');</text:span></text:p>
      <text:p text:style-name="P26">insert into persona(dni, telefono, nombre, fecha_nacimiento)</text:p>
      <text:p text:style-name="P25"><text:s text:c="8"/><text:span text:style-name="T7">values('11111114D', '600102033', 'Mar�a Est�vez Ramos', '1981/02/17');</text:span></text:p>
      <text:p text:style-name="P26">insert into persona(dni, telefono, nombre, fecha_nacimiento)</text:p>
      <text:p text:style-name="P26">alter table paciente drop index num_ss;</text:p>
      <text:p text:style-name="P26">alter table paciente modify num_ss char(15);</text:p>
      <text:p text:style-name="P26">insert into paciente(dni)</text:p>
      <text:p text:style-name="P30"><text:s text:c="8"/><text:span text:style-name="T7">select dni from persona where not exists(select 1 from medico where medico.dni = persona.dni);</text:span></text:p>
      <text:p text:style-name="P31" loext:marker-style-name="T5"/>
      <text:p text:style-name="P1" loext:marker-style-name="T17"><text:span text:style-name="T6"/></text:p>
      <text:p text:style-name="P1" loext:marker-style-name="T1"><text:span text:style-name="T21"><text:s/>b) </text:span><text:span text:style-name="T1">Añade los siguientes registros a la tabla de plantas: </text:span></text:p>
      <text:p text:style-name="P1" loext:marker-style-name="T1"><text:soft-page-break/><text:span text:style-name="T1"/></text:p>
      <table:table table:name="Tabla5" table:style-name="Tabla5">
        <table:table-column table:style-name="Tabla5.A"/>
        <table:table-column table:style-name="Tabla5.B"/>
        <table:table-row table:style-name="Tabla5.1">
          <table:table-cell table:style-name="Tabla5.A1" office:value-type="string">
            <text:p text:style-name="P22"><text:span text:style-name="T25">N</text:span><text:span text:style-name="T4">úmero </text:span></text:p>
          </table:table-cell>
          <table:table-cell table:style-name="Tabla5.A1" office:value-type="string">
            <text:p text:style-name="P22"><text:span text:style-name="T4">Nombre </text:span></text:p>
          </table:table-cell>
        </table:table-row>
        <table:table-row table:style-name="Tabla5.1">
          <table:table-cell table:style-name="Tabla5.A1" office:value-type="string">
            <text:p text:style-name="P22"><text:span text:style-name="T4">1 </text:span></text:p>
          </table:table-cell>
          <table:table-cell table:style-name="Tabla5.A1" office:value-type="string">
            <text:p text:style-name="P22"><text:span text:style-name="T4">Medicina Interna </text:span></text:p>
          </table:table-cell>
        </table:table-row>
        <table:table-row table:style-name="Tabla5.1">
          <table:table-cell table:style-name="Tabla5.A1" office:value-type="string">
            <text:p text:style-name="P22"><text:span text:style-name="T4">2 </text:span></text:p>
          </table:table-cell>
          <table:table-cell table:style-name="Tabla5.A1" office:value-type="string">
            <text:p text:style-name="P22"><text:span text:style-name="T4">Oftalmología </text:span></text:p>
          </table:table-cell>
        </table:table-row>
        <table:table-row table:style-name="Tabla5.1">
          <table:table-cell table:style-name="Tabla5.A1" office:value-type="string">
            <text:p text:style-name="P22"><text:span text:style-name="T4">3 </text:span></text:p>
          </table:table-cell>
          <table:table-cell table:style-name="Tabla5.A1" office:value-type="string">
            <text:p text:style-name="P22"><text:span text:style-name="T4">Traumatología </text:span></text:p>
          </table:table-cell>
        </table:table-row>
      </table:table>
      <text:p text:style-name="P23" loext:marker-style-name="T5"/>
      <text:p text:style-name="P1" loext:marker-style-name="T17"><text:span text:style-name="T1">Y a</text:span><text:span text:style-name="T6">ñade 10 camas para cada planta. </text:span></text:p>
      <text:p text:style-name="P1" loext:marker-style-name="T17"><text:span text:style-name="T6"/></text:p>
      <text:p text:style-name="P1" loext:marker-style-name="T17"><text:span text:style-name="T6"/></text:p>
      <text:p text:style-name="P24" loext:marker-style-name="T17">insert into planta(numero, nombre)</text:p>
      <text:p text:style-name="P25"><text:s text:c="8"/><text:span text:style-name="T7">values(1, 'Medicina Interna');</text:span></text:p>
      <text:p text:style-name="P26">insert into planta(numero, nombre)</text:p>
      <text:p text:style-name="P25"><text:s text:c="8"/><text:span text:style-name="T7">values(2, 'Oftalmolog�a');</text:span></text:p>
      <text:p text:style-name="P26">insert into planta(numero, nombre)</text:p>
      <text:p text:style-name="P25"><text:s text:c="8"/><text:span text:style-name="T7">values(3, 'Traumatolog�a'); <text:s text:c="3"/></text:span></text:p>
      <text:p text:style-name="P33"/>
      <text:p text:style-name="P26">insert into cama(numero_planta, numero_cama) values (1, 1);</text:p>
      <text:p text:style-name="P26">insert into cama(numero_planta, numero_cama) values (1, 2);</text:p>
      <text:p text:style-name="P26">insert into cama(numero_planta, numero_cama) values (1, 3);</text:p>
      <text:p text:style-name="P26">insert into cama(numero_planta, numero_cama) values (1, 4);</text:p>
      <text:p text:style-name="P26">insert into cama(numero_planta, numero_cama) values (1, 5);</text:p>
      <text:p text:style-name="P26">insert into cama(numero_planta, numero_cama) values (1, 6);</text:p>
      <text:p text:style-name="P26">insert into cama(numero_planta, numero_cama) values (1, 7);</text:p>
      <text:p text:style-name="P26">insert into cama(numero_planta, numero_cama) values (1, 8);</text:p>
      <text:p text:style-name="P26">insert into cama(numero_planta, numero_cama) values (1, 9);</text:p>
      <text:p text:style-name="P26">insert into cama(numero_planta, numero_cama) values (1, 10);</text:p>
      <text:p text:style-name="P33"/>
      <text:p text:style-name="P26">insert into cama(numero_planta, numero_cama) values (2, 1);</text:p>
      <text:p text:style-name="P26">insert into cama(numero_planta, numero_cama) values (2, 2);</text:p>
      <text:p text:style-name="P26">insert into cama(numero_planta, numero_cama) values (2, 3);</text:p>
      <text:p text:style-name="P26">insert into cama(numero_planta, numero_cama) values (2, 4);</text:p>
      <text:p text:style-name="P26">insert into cama(numero_planta, numero_cama) values (2, 5);</text:p>
      <text:p text:style-name="P26">insert into cama(numero_planta, numero_cama) values (2, 6);</text:p>
      <text:p text:style-name="P26">insert into cama(numero_planta, numero_cama) values (2, 7);</text:p>
      <text:p text:style-name="P26">insert into cama(numero_planta, numero_cama) values (2, 8);</text:p>
      <text:p text:style-name="P26">insert into cama(numero_planta, numero_cama) values (2, 9);</text:p>
      <text:p text:style-name="P26">insert into cama(numero_planta, numero_cama) values (2, 10);</text:p>
      <text:p text:style-name="P33"/>
      <text:p text:style-name="P26">insert into cama(numero_planta, numero_cama) values (3, 1);</text:p>
      <text:p text:style-name="P26">insert into cama(numero_planta, numero_cama) values (3, 2);</text:p>
      <text:p text:style-name="P26">insert into cama(numero_planta, numero_cama) values (3, 3);</text:p>
      <text:p text:style-name="P26">insert into cama(numero_planta, numero_cama) values (3, 4);</text:p>
      <text:p text:style-name="P26">insert into cama(numero_planta, numero_cama) values (3, 5);</text:p>
      <text:p text:style-name="P26">insert into cama(numero_planta, numero_cama) values (3, 6);</text:p>
      <text:p text:style-name="P26">insert into cama(numero_planta, numero_cama) values (3, 7);</text:p>
      <text:p text:style-name="P26">insert into cama(numero_planta, numero_cama) values (3, 8);</text:p>
      <text:p text:style-name="P26">insert into cama(numero_planta, numero_cama) values (3, 9);</text:p>
      <text:p text:style-name="P34">insert into cama(numero_planta, numero_cama) values (3, 10);</text:p>
      <text:p text:style-name="P1" loext:marker-style-name="T17"><text:span text:style-name="T6"/></text:p>
      <text:p text:style-name="P1" loext:marker-style-name="T17"><text:span text:style-name="T6"/></text:p>
      <text:p text:style-name="P1" loext:marker-style-name="T1"><text:span text:style-name="T21">c) </text:span><text:span text:style-name="T1">Inserta los siguientes datos en la tabla de reconocimientos </text:span></text:p>
      <text:p text:style-name="P1" loext:marker-style-name="T1"><text:span text:style-name="T1"/></text:p>
      <text:p text:style-name="P1" loext:marker-style-name="T1"><text:soft-page-break/><text:span text:style-name="T1"/></text:p>
      <table:table table:name="Tabla6" table:style-name="Tabla6">
        <table:table-column table:style-name="Tabla6.A" table:number-columns-repeated="5"/>
        <table:table-row table:style-name="Tabla6.1">
          <table:table-cell table:style-name="Tabla6.A1" office:value-type="string">
            <text:p text:style-name="P22"><text:span text:style-name="T25">Codigo </text:span></text:p>
          </table:table-cell>
          <table:table-cell table:style-name="Tabla6.A1" office:value-type="string">
            <text:p text:style-name="P22"><text:span text:style-name="T4">Fecha </text:span></text:p>
          </table:table-cell>
          <table:table-cell table:style-name="Tabla6.A1" office:value-type="string">
            <text:p text:style-name="P22"><text:span text:style-name="T4">Duracion </text:span></text:p>
          </table:table-cell>
          <table:table-cell table:style-name="Tabla6.A1" office:value-type="string">
            <text:p text:style-name="P22"><text:span text:style-name="T4">Dni_Medico </text:span></text:p>
          </table:table-cell>
          <table:table-cell table:style-name="Tabla6.A1" office:value-type="string">
            <text:p text:style-name="P22"><text:span text:style-name="T4">Dni_paciente </text:span></text:p>
          </table:table-cell>
        </table:table-row>
        <table:table-row table:style-name="Tabla6.1">
          <table:table-cell table:style-name="Tabla6.A1" office:value-type="string">
            <text:p text:style-name="P22"><text:span text:style-name="T4">R01 </text:span></text:p>
          </table:table-cell>
          <table:table-cell table:style-name="Tabla6.A1" office:value-type="string">
            <text:p text:style-name="P22"><text:span text:style-name="T4">2020/01/15 </text:span></text:p>
          </table:table-cell>
          <table:table-cell table:style-name="Tabla6.A1" office:value-type="string">
            <text:p text:style-name="P22"><text:span text:style-name="T4">30 </text:span></text:p>
          </table:table-cell>
          <table:table-cell table:style-name="Tabla6.A1" office:value-type="string">
            <text:p text:style-name="P22"><text:span text:style-name="T4">11111111A </text:span></text:p>
          </table:table-cell>
          <table:table-cell table:style-name="Tabla6.A1" office:value-type="string">
            <text:p text:style-name="P22"><text:span text:style-name="T4">11111112B </text:span></text:p>
          </table:table-cell>
        </table:table-row>
        <table:table-row table:style-name="Tabla6.1">
          <table:table-cell table:style-name="Tabla6.A1" office:value-type="string">
            <text:p text:style-name="P22"><text:span text:style-name="T4">R02 </text:span></text:p>
          </table:table-cell>
          <table:table-cell table:style-name="Tabla6.A1" office:value-type="string">
            <text:p text:style-name="P22"><text:span text:style-name="T4">2020/02/26 </text:span></text:p>
          </table:table-cell>
          <table:table-cell table:style-name="Tabla6.A1" office:value-type="string">
            <text:p text:style-name="P22"><text:span text:style-name="T4">40 </text:span></text:p>
          </table:table-cell>
          <table:table-cell table:style-name="Tabla6.A1" office:value-type="string">
            <text:p text:style-name="P22"><text:span text:style-name="T4">11111114D </text:span></text:p>
          </table:table-cell>
          <table:table-cell table:style-name="Tabla6.A1" office:value-type="string">
            <text:p text:style-name="P22"><text:span text:style-name="T4">11111113C </text:span></text:p>
          </table:table-cell>
        </table:table-row>
        <table:table-row table:style-name="Tabla6.1">
          <table:table-cell table:style-name="Tabla6.A1" office:value-type="string">
            <text:p text:style-name="P22"><text:span text:style-name="T4">R03 </text:span></text:p>
          </table:table-cell>
          <table:table-cell table:style-name="Tabla6.A1" office:value-type="string">
            <text:p text:style-name="P22"><text:span text:style-name="T4">2020/01/20 </text:span></text:p>
          </table:table-cell>
          <table:table-cell table:style-name="Tabla6.A1" office:value-type="string">
            <text:p text:style-name="P22"><text:span text:style-name="T4">20 </text:span></text:p>
          </table:table-cell>
          <table:table-cell table:style-name="Tabla6.A1" office:value-type="string">
            <text:p text:style-name="P22"><text:span text:style-name="T4">11111117G </text:span></text:p>
          </table:table-cell>
          <table:table-cell table:style-name="Tabla6.A1" office:value-type="string">
            <text:p text:style-name="P22"><text:span text:style-name="T4">11111115E </text:span></text:p>
          </table:table-cell>
        </table:table-row>
      </table:table>
      <text:p text:style-name="P23" loext:marker-style-name="T5"/>
      <text:p text:style-name="P1" loext:marker-style-name="T1"><text:span text:style-name="T1">Y en la tabla de ingresos: </text:span></text:p>
      <text:p text:style-name="P1" loext:marker-style-name="T1"><text:span text:style-name="T1"/></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22"><text:span text:style-name="T25">Codigo </text:span></text:p>
          </table:table-cell>
          <table:table-cell table:style-name="Tabla7.A1" office:value-type="string">
            <text:p text:style-name="P22"><text:span text:style-name="T4">Fecha_entrada </text:span></text:p>
          </table:table-cell>
          <table:table-cell table:style-name="Tabla7.A1" office:value-type="string">
            <text:p text:style-name="P22"><text:span text:style-name="T4">Fecha_alta </text:span></text:p>
          </table:table-cell>
          <table:table-cell table:style-name="Tabla7.A1" office:value-type="string">
            <text:p text:style-name="P22"><text:span text:style-name="T4">Dni_paciente </text:span></text:p>
          </table:table-cell>
          <table:table-cell table:style-name="Tabla7.A1" table:number-columns-spanned="2" office:value-type="string">
            <text:p text:style-name="P22"><text:span text:style-name="T4">Nº Planta </text:span></text:p>
          </table:table-cell>
          <table:covered-table-cell/>
          <table:table-cell table:style-name="Tabla7.A1" office:value-type="string">
            <text:p text:style-name="P22"><text:span text:style-name="T4">Nº Cama </text:span></text:p>
          </table:table-cell>
        </table:table-row>
        <table:table-row table:style-name="Tabla7.1">
          <table:table-cell table:style-name="Tabla7.A1" office:value-type="string">
            <text:p text:style-name="P22"><text:span text:style-name="T4">I01 </text:span></text:p>
          </table:table-cell>
          <table:table-cell table:style-name="Tabla7.A1" office:value-type="string">
            <text:p text:style-name="P22"><text:span text:style-name="T4">2020/01/15 </text:span></text:p>
          </table:table-cell>
          <table:table-cell table:style-name="Tabla7.A1" office:value-type="string">
            <text:p text:style-name="P22"><text:span text:style-name="T4">2020/01/20 </text:span></text:p>
          </table:table-cell>
          <table:table-cell table:style-name="Tabla7.A1" office:value-type="string">
            <text:p text:style-name="P22"><text:span text:style-name="T4">11111112B </text:span></text:p>
          </table:table-cell>
          <table:table-cell table:style-name="Tabla7.A1" table:number-columns-spanned="2" office:value-type="string">
            <text:p text:style-name="P22"><text:span text:style-name="T4">1 </text:span></text:p>
          </table:table-cell>
          <table:covered-table-cell/>
          <table:table-cell table:style-name="Tabla7.A1" office:value-type="string">
            <text:p text:style-name="P22"><text:span text:style-name="T4">9 </text:span></text:p>
          </table:table-cell>
        </table:table-row>
        <table:table-row table:style-name="Tabla7.1">
          <table:table-cell table:style-name="Tabla7.A1" table:number-columns-spanned="2" office:value-type="string">
            <text:p text:style-name="P39"><text:span text:style-name="T4">I02 <text:s text:c="18"/>2020/02/26 </text:span></text:p>
          </table:table-cell>
          <table:covered-table-cell/>
          <table:table-cell table:style-name="Tabla7.A1" office:value-type="string">
            <text:p text:style-name="P22"><text:span text:style-name="T4"/></text:p>
          </table:table-cell>
          <table:table-cell table:style-name="Tabla7.A1" office:value-type="string">
            <text:p text:style-name="P22"><text:span text:style-name="T4">11111113C </text:span></text:p>
          </table:table-cell>
          <table:table-cell table:style-name="Tabla7.A1" office:value-type="string">
            <text:p text:style-name="P22"><text:span text:style-name="T4">3 </text:span></text:p>
          </table:table-cell>
          <table:table-cell table:style-name="Tabla7.A1" table:number-columns-spanned="2" office:value-type="string">
            <text:p text:style-name="P22"><text:span text:style-name="T4">7 </text:span></text:p>
          </table:table-cell>
          <table:covered-table-cell/>
        </table:table-row>
        <table:table-row table:style-name="Tabla7.1">
          <table:table-cell table:style-name="Tabla7.A1" office:value-type="string">
            <text:p text:style-name="P22"><text:span text:style-name="T4">I03 </text:span></text:p>
          </table:table-cell>
          <table:table-cell table:style-name="Tabla7.A1" office:value-type="string">
            <text:p text:style-name="P22"><text:span text:style-name="T4">2020/01/20 </text:span></text:p>
          </table:table-cell>
          <table:table-cell table:style-name="Tabla7.A1" office:value-type="string">
            <text:p text:style-name="P22"><text:span text:style-name="T4">2020/01/22 </text:span></text:p>
          </table:table-cell>
          <table:table-cell table:style-name="Tabla7.A1" office:value-type="string">
            <text:p text:style-name="P22"><text:span text:style-name="T4">11111115E </text:span></text:p>
          </table:table-cell>
          <table:table-cell table:style-name="Tabla7.A1" table:number-columns-spanned="2" office:value-type="string">
            <text:p text:style-name="P22"><text:span text:style-name="T4">2 </text:span></text:p>
          </table:table-cell>
          <table:covered-table-cell/>
          <table:table-cell table:style-name="Tabla7.A1" office:value-type="string">
            <text:p text:style-name="P22"><text:span text:style-name="T4">6 </text:span></text:p>
          </table:table-cell>
        </table:table-row>
      </table:table>
      <text:p text:style-name="P23" loext:marker-style-name="T5"/>
      <text:p text:style-name="P29" loext:marker-style-name="T5"/>
      <text:p text:style-name="P26">insert into reconocimiento(codigo, fecha, duracion, dni_medico, dni_paciente)</text:p>
      <text:p text:style-name="P25"><text:s text:c="8"/><text:span text:style-name="T7">values('R01','2020/01/15',30,'11111111A', '11111112B');</text:span></text:p>
      <text:p text:style-name="P26">insert into reconocimiento(codigo, fecha, duracion, dni_medico, dni_paciente)</text:p>
      <text:p text:style-name="P25"><text:s text:c="8"/><text:span text:style-name="T7">values('R02','2020/02/26',40,'11111114D', '11111113C');</text:span></text:p>
      <text:p text:style-name="P26">insert into reconocimiento(codigo, fecha, duracion, dni_medico, dni_paciente)</text:p>
      <text:p text:style-name="P25"><text:s text:c="8"/><text:span text:style-name="T7">values('R03','2020/01/20',20,'11111117G', '11111115E');</text:span></text:p>
      <text:p text:style-name="P25"><text:s text:c="4"/></text:p>
      <text:p text:style-name="P26">insert into ingreso(codigo, fecha_entrada, fecha_alta, dni_paciente, numero_planta, numero_cama)</text:p>
      <text:p text:style-name="P25"><text:s text:c="8"/><text:span text:style-name="T7">values('I01','2020/01/15','2020/01/20','11111112B', 1, 9);</text:span></text:p>
      <text:p text:style-name="P26">insert into ingreso(codigo, fecha_entrada, fecha_alta, dni_paciente, numero_planta, numero_cama)</text:p>
      <text:p text:style-name="P25"><text:s text:c="8"/><text:span text:style-name="T7">values('I02','2020/02/26',null,'11111113C', 3, 7);</text:span></text:p>
      <text:p text:style-name="P26">insert into ingreso(codigo, fecha_entrada, fecha_alta, dni_paciente, numero_planta, numero_cama)</text:p>
      <text:p text:style-name="P30"><text:s text:c="8"/><text:span text:style-name="T7">values('I03','2020/01/20','2020/01/22','11111115E', 2, 6);</text:span></text:p>
      <text:p text:style-name="P31" loext:marker-style-name="T5"/>
      <text:p text:style-name="P23" loext:marker-style-name="T5"/>
      <text:p text:style-name="P23" loext:marker-style-name="T5"/>
      <text:p text:style-name="P23" loext:marker-style-name="T5"/>
      <text:p text:style-name="P1" loext:marker-style-name="T1"><text:span text:style-name="T21">d) </text:span><text:span text:style-name="T3">El médico 11111111A ha dejado de trabajar en el hospital. Elimina su información, así como la de sus reconocimientos. </text:span></text:p>
      <text:p text:style-name="P24" loext:marker-style-name="T1">delete from reconocimiento where dni_medico = '11111111A';</text:p>
      <text:p text:style-name="P26">delete from medico where dni = '11111111A';</text:p>
      <text:p text:style-name="P27"><text:span text:style-name="T13">delete from persona where dni = '11111111A';</text:span></text:p>
      <text:p text:style-name="P1" loext:marker-style-name="T1"><text:span text:style-name="T21">e) </text:span><text:span text:style-name="T1">Debido a una mejora de las condiciones salariales, se subirá el sueldo a los médicos un 5%. Realiza dicha actualización en una sola sentencia update. </text:span></text:p>
      <text:p text:style-name="P1" loext:marker-style-name="T1"><text:span text:style-name="T1"/></text:p>
      <text:p text:style-name="P24" loext:marker-style-name="T1"><text:span text:style-name="T20">update medico set salario = salario * 1.05;</text:span></text:p>
      <text:p text:style-name="P30"><text:s text:c="8"/><text:span text:style-name="T7">/* otra opci�n ser�a: update medico set salario = salario + 0.5 * salario */</text:span></text:p>
      <text:p text:style-name="P1" loext:marker-style-name="T1"><text:span text:style-name="T1"/></text:p>
      <text:p text:style-name="P1" loext:marker-style-name="T1"><text:soft-page-break/><text:span text:style-name="T21">f) </text:span><text:span text:style-name="T1">Modifica la base de datos para que pueda representar que un reconocimiento puede estar realizado por más de un médico. Obviamente, la información de los médicos que llevaron a cabo ya algún reconocimiento no debe perderse. </text:span></text:p>
      <text:p text:style-name="P1" loext:marker-style-name="T1"><text:span text:style-name="T1"/></text:p>
      <text:p text:style-name="P24" loext:marker-style-name="T1"><text:span text:style-name="T20">create table reconocimiento_medico(</text:span></text:p>
      <text:p text:style-name="P25"><text:s text:c="8"/><text:span text:style-name="T7">dni_medico char(9) not null,</text:span></text:p>
      <text:p text:style-name="P25"><text:s text:c="8"/><text:span text:style-name="T7">codigo_reconocimiento char(20) not null,</text:span></text:p>
      <text:p text:style-name="P25"><text:s text:c="8"/><text:span text:style-name="T7">primary key(dni_medico, codigo_reconocimiento),</text:span></text:p>
      <text:p text:style-name="P25"><text:s text:c="8"/><text:span text:style-name="T7">foreign key (dni_medico) references Medico(dni),</text:span></text:p>
      <text:p text:style-name="P25"><text:s text:c="8"/><text:span text:style-name="T7">foreign key (codigo_reconocimiento) references Reconocimiento(codigo)</text:span></text:p>
      <text:p text:style-name="P26">);</text:p>
      <text:p text:style-name="P33"/>
      <text:p text:style-name="P26">insert into reconocimiento_medico(dni_medico, codigo_reconocimiento)</text:p>
      <text:p text:style-name="P25"><text:s text:c="8"/><text:span text:style-name="T7">select dni_medico, codigo</text:span></text:p>
      <text:p text:style-name="P25"><text:s text:c="16"/><text:span text:style-name="T7">from reconocimiento;</text:span></text:p>
      <text:p text:style-name="P25"><text:s text:c="16"/></text:p>
      <text:p text:style-name="P26">alter table reconocimiento drop foreign key reconocimiento_ibfk_1;</text:p>
      <text:p text:style-name="P34">alter table reconocimiento drop column dni_medico;</text:p>
      <text:p text:style-name="P32" loext:marker-style-name="T1"><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Calibri" fo:font-family="Calibri" style:font-pitch="variable"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3-02T09:02:00</meta:creation-date>
    <meta:initial-creator>Iván García García</meta:initial-creator>
    <dc:date>2025-03-17T18:26:51.100000000</dc:date>
    <meta:editing-duration>PT7M54S</meta:editing-duration>
    <meta:editing-cycles>1</meta:editing-cycles>
    <meta:document-statistic meta:table-count="11" meta:image-count="0" meta:object-count="0" meta:page-count="10" meta:paragraph-count="452" meta:word-count="2408" meta:character-count="18855" meta:non-whitespace-character-count="15946"/>
    <meta:generator>LibreOffice/24.8.5.2$Windows_X86_64 LibreOffice_project/fddf2685c70b461e7832239a0162a77216259f22</meta:generator>
  </office:meta>
</office:document-meta>
</file>